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311cm" style:rel-column-width="32039*"/>
    </style:style>
    <style:style style:name="Table1.B" style:family="table-column">
      <style:table-column-properties style:column-width="3.778cm" style:rel-column-width="14563*"/>
    </style:style>
    <style:style style:name="Table1.C" style:family="table-column">
      <style:table-column-properties style:column-width="4.911cm" style:rel-column-width="1893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9a3b"/>
    </style:style>
    <style:style style:name="P4" style:family="paragraph" style:parent-style-name="Heading_20_4">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text-properties fo:font-weight="bold" style:font-weight-asian="bold" style:font-weight-complex="bold"/>
    </style:style>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paragraph-properties fo:margin-top="0cm" fo:margin-bottom="0cm" style:contextual-spacing="false"/>
    </style:style>
    <style:style style:name="P35" style:family="paragraph" style:parent-style-name="Text_20_body" style:list-style-name="L28">
      <style:paragraph-properties fo:margin-top="0cm" fo:margin-bottom="0cm" style:contextual-spacing="false"/>
    </style:style>
    <style:style style:name="P36" style:family="paragraph" style:parent-style-name="Text_20_body" style:list-style-name="L29">
      <style:paragraph-properties fo:margin-top="0cm" fo:margin-bottom="0cm" style:contextual-spacing="false"/>
    </style:style>
    <style:style style:name="P37" style:family="paragraph" style:parent-style-name="Text_20_body" style:list-style-name="L30">
      <style:paragraph-properties fo:margin-top="0cm" fo:margin-bottom="0cm" style:contextual-spacing="false"/>
    </style:style>
    <style:style style:name="P38" style:family="paragraph" style:parent-style-name="Text_20_body" style:list-style-name="L31">
      <style:paragraph-properties fo:margin-top="0cm" fo:margin-bottom="0cm" style:contextual-spacing="false"/>
    </style:style>
    <style:style style:name="P39" style:family="paragraph" style:parent-style-name="Text_20_body" style:list-style-name="L32">
      <style:paragraph-properties fo:margin-top="0cm" fo:margin-bottom="0cm" style:contextual-spacing="false"/>
    </style:style>
    <style:style style:name="P40" style:family="paragraph" style:parent-style-name="Text_20_body" style:list-style-name="L33"/>
    <style:style style:name="P41" style:family="paragraph" style:parent-style-name="Text_20_body" style:list-style-name="L33">
      <style:text-properties officeooo:paragraph-rsid="00179a3b"/>
    </style:style>
    <style:style style:name="P42" style:family="paragraph" style:parent-style-name="Text_20_body" style:list-style-name="L34">
      <style:paragraph-properties fo:margin-top="0cm" fo:margin-bottom="0cm" style:contextual-spacing="false"/>
    </style:style>
    <style:style style:name="P43" style:family="paragraph" style:parent-style-name="Text_20_body" style:list-style-name="L35">
      <style:paragraph-properties fo:margin-top="0cm" fo:margin-bottom="0cm" style:contextual-spacing="false"/>
    </style:style>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paragraph-properties fo:margin-top="0cm" fo:margin-bottom="0cm" style:contextual-spacing="false"/>
    </style:style>
    <style:style style:name="P47" style:family="paragraph" style:parent-style-name="Text_20_body">
      <style:text-properties officeooo:paragraph-rsid="00179a3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style-asian="italic" style:font-style-complex="italic"/>
    </style:style>
    <style:style style:name="T5" style:family="text">
      <style:text-properties fo:font-variant="normal" fo:text-transform="none" style:text-position="0% 100%" fo:font-style="italic" style:text-underline-style="none" fo:font-weight="normal" style:font-style-asian="italic" style:font-style-complex="italic"/>
    </style:style>
    <style:style style:name="T6" style:family="text">
      <style:text-properties fo:font-variant="normal" fo:text-transform="none" style:text-position="0% 100%" style:text-underline-style="none" fo:font-weight="normal"/>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xml:id="list3053699112" text:style-name="L1">
        <text:list-item>
          <text:p text:style-name="P7"><text:a xlink:type="simple" xlink:href="#research-questions-jan-2025" text:style-name="Internet_20_link" text:visited-style-name="Visited_20_Internet_20_Link"><text:span text:style-name="Definition">Research Questions Jan 2025</text:span></text:a></text:p>
        </text:list-item>
        <text:list-item>
          <text:p text:style-name="P7"><text:a xlink:type="simple" xlink:href="#notes" text:style-name="Internet_20_link" text:visited-style-name="Visited_20_Internet_20_Link"><text:span text:style-name="Definition">Notes</text:span></text:a></text:p>
        </text:list-item>
        <text:list-item>
          <text:p text:style-name="P7"><text:a xlink:type="simple" xlink:href="#introduction" text:style-name="Internet_20_link" text:visited-style-name="Visited_20_Internet_20_Link"><text:span text:style-name="Definition">Introduction</text:span></text:a></text:p>
        </text:list-item>
        <text:list-item>
          <text:p text:style-name="P7"><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2">
            <text:list-item>
              <text:p text:style-name="P8"><text:a xlink:type="simple" xlink:href="#exploration-of-findings-in-relation-to-chat-conceptions-of-abstraction" text:style-name="Internet_20_link" text:visited-style-name="Visited_20_Internet_20_Link"><text:span text:style-name="Definition">Exploration of findings in relation to CHAT conceptions of abstraction</text:span></text:a></text:p>
            </text:list-item>
            <text:list-item>
              <text:p text:style-name="P8"><text:a xlink:type="simple" xlink:href="#exploration-of-gdps-as-mid-level-construct-in-relation-to-other-conceptions-of-abstraction-in-computing-education-research" text:style-name="Internet_20_link" text:visited-style-name="Visited_20_Internet_20_Link"><text:span text:style-name="Definition">Exploration of GDPs as mid-level construct in relation to other conceptions of abstraction in computing education research</text:span></text:a></text:p>
              <text:list text:style-name="L3">
                <text:list-item>
                  <text:p text:style-name="P9"><text:a xlink:type="simple" xlink:href="#design-patterns-as-a-intermediate-level-pedagogical-framework---the-hypothesis" text:style-name="Internet_20_link" text:visited-style-name="Visited_20_Internet_20_Link"><text:span text:style-name="Definition">Design patterns as a intermediate-level, pedagogical framework - THE HYPOTHESIS</text:span></text:a></text:p>
                </text:list-item>
                <text:list-item>
                  <text:p text:style-name="P9"><text:a xlink:type="simple" xlink:href="#purpose-of-the-frameworks-being-addressed-is-also-relevant." text:style-name="Internet_20_link" text:visited-style-name="Visited_20_Internet_20_Link"><text:span text:style-name="Definition">Purpose of the frameworks being addressed is also relevant.</text:span></text:a></text:p>
                </text:list-item>
                <text:list-item>
                  <text:p text:style-name="P9"><text:a xlink:type="simple" xlink:href="#types-of-abstraction-in-frameworks---recalling-definitions-or-lack-of-clear-definitions" text:style-name="Internet_20_link" text:visited-style-name="Visited_20_Internet_20_Link"><text:span text:style-name="Definition">Types of abstraction in frameworks - recalling definitions or lack of clear definitions</text:span></text:a></text:p>
                  <text:list text:style-name="L4">
                    <text:list-item>
                      <text:p text:style-name="P10"><text:a xlink:type="simple" xlink:href="#computational-thinking" text:style-name="Internet_20_link" text:visited-style-name="Visited_20_Internet_20_Link"><text:span text:style-name="Definition">Computational thinking</text:span></text:a></text:p>
                    </text:list-item>
                    <text:list-item>
                      <text:p text:style-name="P10"><text:a xlink:type="simple" xlink:href="#levels-of-abstraction" text:style-name="Internet_20_link" text:visited-style-name="Visited_20_Internet_20_Link"><text:span text:style-name="Definition">Levels of Abstraction</text:span></text:a></text:p>
                    </text:list-item>
                    <text:list-item>
                      <text:p text:style-name="P10"><text:a xlink:type="simple" xlink:href="#epistemological-pluralism-bricolage-microworlds" text:style-name="Internet_20_link" text:visited-style-name="Visited_20_Internet_20_Link"><text:span text:style-name="Definition">Epistemological pluralism, bricolage &amp; Microworlds</text:span></text:a></text:p>
                    </text:list-item>
                  </text:list>
                </text:list-item>
              </text:list>
            </text:list-item>
            <text:list-item>
              <text:p text:style-name="P8"><text:a xlink:type="simple" xlink:href="#observations-on-abstract-concrete-dimensions-in-my-data-related-to-gameplay-design-patterns." text:style-name="Internet_20_link" text:visited-style-name="Visited_20_Internet_20_Link"><text:span text:style-name="Definition">Observations on abstract / concrete dimensions in my data related to gameplay design patterns.</text:span></text:a></text:p>
              <text:list text:style-name="L5">
                <text:list-item>
                  <text:p text:style-name="P11"><text:a xlink:type="simple" xlink:href="#addressing-utility-for-participants" text:style-name="Internet_20_link" text:visited-style-name="Visited_20_Internet_20_Link"><text:span text:style-name="Definition"><text:span text:style-name="T1">Addressing utility for participants</text:span></text:span></text:a></text:p>
                </text:list-item>
                <text:list-item>
                  <text:p text:style-name="P11"><text:a xlink:type="simple" xlink:href="#addressing-utility-for-designers-teachers" text:style-name="Internet_20_link" text:visited-style-name="Visited_20_Internet_20_Link"><text:span text:style-name="Definition"><text:span text:style-name="T1">Addressing utility for designers / teachers</text:span></text:span></text:a></text:p>
                </text:list-item>
                <text:list-item>
                  <text:p text:style-name="P11"><text:a xlink:type="simple" xlink:href="#addressing-utility-findings-for-researchers-and-the-field" text:style-name="Internet_20_link" text:visited-style-name="Visited_20_Internet_20_Link"><text:span text:style-name="Definition"><text:span text:style-name="T1">Addressing utility/ findings for researchers and the field</text:span></text:span></text:a></text:p>
                </text:list-item>
              </text:list>
            </text:list-item>
            <text:list-item>
              <text:p text:style-name="P8"><text:a xlink:type="simple" xlink:href="#how-my-research-contributes-in-this-area---particularly-in-the-conception-of-different-pedagogies." text:style-name="Internet_20_link" text:visited-style-name="Visited_20_Internet_20_Link"><text:span text:style-name="Definition">How my research contributes in this area - particularly in the conception of different pedagogies.</text:span></text:a></text:p>
              <text:list text:style-name="L6">
                <text:list-item>
                  <text:p text:style-name="P12"><text:a xlink:type="simple" xlink:href="#quick-re-framing-of-my-pedagogical-approach-in-ac-dimension" text:style-name="Internet_20_link" text:visited-style-name="Visited_20_Internet_20_Link"><text:span text:style-name="Definition">Quick Re-framing of My pedagogical approach in a/c dimension</text:span></text:a></text:p>
                </text:list-item>
                <text:list-item>
                  <text:p text:style-name="P12"><text:a xlink:type="simple" xlink:href="#comparing-my-pedagogical-framing-regarding-dimensions-of-abstract-concrete-with-existing-research" text:style-name="Internet_20_link" text:visited-style-name="Visited_20_Internet_20_Link"><text:span text:style-name="Definition">Comparing my pedagogical framing regarding dimensions of abstract/ concrete with existing research</text:span></text:a></text:p>
                </text:list-item>
              </text:list>
            </text:list-item>
            <text:list-item>
              <text:p text:style-name="P8"><text:a xlink:type="simple" xlink:href="#link-to-next-section-and-signposting-final-discussion-section" text:style-name="Internet_20_link" text:visited-style-name="Visited_20_Internet_20_Link"><text:span text:style-name="Definition">Link to next section and signposting final discussion section</text:span></text:a></text:p>
            </text:list-item>
          </text:list>
        </text:list-item>
        <text:list-item>
          <text:p text:style-name="P7"><text:a xlink:type="simple" xlink:href="#part-two---agency" text:style-name="Internet_20_link" text:visited-style-name="Visited_20_Internet_20_Link"><text:span text:style-name="Definition">Part Two - Agency</text:span></text:a></text:p>
          <text:list text:style-name="L7">
            <text:list-item>
              <text:p text:style-name="P13"><text:a xlink:type="simple" xlink:href="#a-affordances-mediation-tads" text:style-name="Internet_20_link" text:visited-style-name="Visited_20_Internet_20_Link"><text:span text:style-name="Definition">2.a Affordances, Mediation, TADS,</text:span></text:a></text:p>
            </text:list-item>
            <text:list-item>
              <text:p text:style-name="P13"><text:a xlink:type="simple" xlink:href="#the-use-of-concepts-of-mediation-and-dual-stimulation-in-this-exploration-of-the-development-of-agency--" text:style-name="Internet_20_link" text:visited-style-name="Visited_20_Internet_20_Link"><text:span text:style-name="Definition">The use of concepts of mediation and dual stimulation in this exploration of the development of agency -</text:span></text:a></text:p>
            </text:list-item>
            <text:list-item>
              <text:p text:style-name="P13"><text:a xlink:type="simple" xlink:href="#summary-of-examples-of-transformational-agency-and-instrumental-agency" text:style-name="Internet_20_link" text:visited-style-name="Visited_20_Internet_20_Link"><text:span text:style-name="Definition">Summary of examples of transformational agency and instrumental agency</text:span></text:a></text:p>
            </text:list-item>
            <text:list-item>
              <text:p text:style-name="P13"><text:a xlink:type="simple" xlink:href="#designing-for-increased-instrumental-agency-and-then-for-ta" text:style-name="Internet_20_link" text:visited-style-name="Visited_20_Internet_20_Link"><text:span text:style-name="Definition">Designing for increased instrumental agency and then for TA?</text:span></text:a></text:p>
            </text:list-item>
            <text:list-item>
              <text:p text:style-name="P13"><text:a xlink:type="simple" xlink:href="#dilemma-tension-for-the-facilitator-how-sketchy-to-make-the-design" text:style-name="Internet_20_link" text:visited-style-name="Visited_20_Internet_20_Link"><text:span text:style-name="Definition">Dilemma / Tension for the facilitator, how sketchy to make the design?</text:span></text:a></text:p>
              <text:list text:style-name="L8">
                <text:list-item>
                  <text:p text:style-name="P14"><text:a xlink:type="simple" xlink:href="#danger-of-designing-away-the-possibility-for-transformational-agency" text:style-name="Internet_20_link" text:visited-style-name="Visited_20_Internet_20_Link"><text:span text:style-name="Definition">Danger of designing away the possibility for transformational agency</text:span></text:a></text:p>
                </text:list-item>
              </text:list>
            </text:list-item>
            <text:list-item>
              <text:p text:style-name="P13"><text:a xlink:type="simple" xlink:href="#b---emergent-activities-in-emergent-cultural-context---tas-3rd-spaces-col-fok-idiocultures-etc." text:style-name="Internet_20_link" text:visited-style-name="Visited_20_Internet_20_Link"><text:span text:style-name="Definition">2b - Emergent activities in emergent cultural context - TAS, 3rd Spaces, Col, Fok, idiocultures etc.</text:span></text:a></text:p>
            </text:list-item>
            <text:list-item>
              <text:p text:style-name="P13"><text:a xlink:type="simple" xlink:href="#intro-to-this-section---space-place-related-conceptions-of-agency" text:style-name="Internet_20_link" text:visited-style-name="Visited_20_Internet_20_Link"><text:span text:style-name="Definition">Intro to this section - space / place related conceptions of agency</text:span></text:a></text:p>
              <text:list text:style-name="L9">
                <text:list-item>
                  <text:p text:style-name="P15"><text:a xlink:type="simple" xlink:href="#discussion-on-the-role-of-playtesting-in-particular-as-a-suitable-medium-third-space" text:style-name="Internet_20_link" text:visited-style-name="Visited_20_Internet_20_Link"><text:span text:style-name="Definition">Discussion on the role of playtesting in particular as a suitable medium (third space)</text:span></text:a></text:p>
                </text:list-item>
                <text:list-item>
                  <text:p text:style-name="P15"><text:a xlink:type="simple" xlink:href="#further-observations-on-repertoires-playtesting-space-based-understandings" text:style-name="Internet_20_link" text:visited-style-name="Visited_20_Internet_20_Link"><text:span text:style-name="Definition">Further Observations on repertoires playtesting / space based understandings</text:span></text:a></text:p>
                </text:list-item>
                <text:list-item>
                  <text:p text:style-name="P15"><text:a xlink:type="simple" xlink:href="#use-of-gdps-in-supporting-playtesting-including-player-types-and-side-missions" text:style-name="Internet_20_link" text:visited-style-name="Visited_20_Internet_20_Link"><text:span text:style-name="Definition">Use of GDPs in supporting Playtesting (including player types and side missions)</text:span></text:a></text:p>
                </text:list-item>
              </text:list>
            </text:list-item>
            <text:list-item>
              <text:p text:style-name="P13"><text:a xlink:type="simple" xlink:href="#metaphors-of-harbours-and-playgrounds-as-a-way-to-explore-conceptions-of-relational-agency" text:style-name="Internet_20_link" text:visited-style-name="Visited_20_Internet_20_Link"><text:span text:style-name="Definition">Metaphors of harbours and playgrounds as a way to explore conceptions of (relational) agency</text:span></text:a></text:p>
              <text:list text:style-name="L10">
                <text:list-item>
                  <text:p text:style-name="P16"><text:a xlink:type="simple" xlink:href="#utility-of-metaphors-of-space" text:style-name="Internet_20_link" text:visited-style-name="Visited_20_Internet_20_Link"><text:span text:style-name="Definition">Utility of metaphors of space</text:span></text:a></text:p>
                </text:list-item>
                <text:list-item>
                  <text:p text:style-name="P16"><text:a xlink:type="simple" xlink:href="#harbours---authentic-and-restrictive" text:style-name="Internet_20_link" text:visited-style-name="Visited_20_Internet_20_Link"><text:span text:style-name="Definition">Harbours - authentic and restrictive</text:span></text:a></text:p>
                </text:list-item>
                <text:list-item>
                  <text:p text:style-name="P16"><text:a xlink:type="simple" xlink:href="#playgrounds-sandboxes-and-play-spaces" text:style-name="Internet_20_link" text:visited-style-name="Visited_20_Internet_20_Link"><text:span text:style-name="Definition">Playgrounds, sandboxes and play spaces</text:span></text:a></text:p>
                </text:list-item>
              </text:list>
            </text:list-item>
            <text:list-item>
              <text:p text:style-name="P13"><text:a xlink:type="simple" xlink:href="#a-complex-view-of-agency-and-repertoires-development-within-idiocultures-3rd-spaces" text:style-name="Internet_20_link" text:visited-style-name="Visited_20_Internet_20_Link"><text:span text:style-name="Definition">A complex view of agency and repertoires development within Idiocultures / 3rd spaces</text:span></text:a></text:p>
              <text:list text:style-name="L11">
                <text:list-item>
                  <text:p text:style-name="P17"><text:a xlink:type="simple" xlink:href="#the-importance-of-identity-development-in-the-designs" text:style-name="Internet_20_link" text:visited-style-name="Visited_20_Internet_20_Link"><text:span text:style-name="Definition">The importance of identity development in the designs</text:span></text:a></text:p>
                </text:list-item>
                <text:list-item>
                  <text:p text:style-name="P17"><text:a xlink:type="simple" xlink:href="#relational-agency-in-response-to-a-series-of-stimuli-participant-identity" text:style-name="Internet_20_link" text:visited-style-name="Visited_20_Internet_20_Link"><text:span text:style-name="Definition">Relational Agency in response to a series of stimuli participant identity</text:span></text:a></text:p>
                </text:list-item>
              </text:list>
            </text:list-item>
            <text:list-item>
              <text:p text:style-name="P13"><text:a xlink:type="simple" xlink:href="#discussion-on-what-are-we-really-designing-for-here" text:style-name="Internet_20_link" text:visited-style-name="Visited_20_Internet_20_Link"><text:span text:style-name="Definition">Discussion on what are we really designing for here?</text:span></text:a></text:p>
              <text:list text:style-name="L12">
                <text:list-item>
                  <text:p text:style-name="P18"><text:a xlink:type="simple" xlink:href="#returning-to-transformational-agency-here-and-how-it-different-from-conceptions-of-developing-repertoires-of-practice" text:style-name="Internet_20_link" text:visited-style-name="Visited_20_Internet_20_Link"><text:span text:style-name="Definition">Returning to transformational agency here and how it different from conceptions of developing repertoires of practice</text:span></text:a></text:p>
                  <text:list text:style-name="L13">
                    <text:list-item>
                      <text:p text:style-name="P19"><text:a xlink:type="simple" xlink:href="#examining-complexity-using-identity-formation-and-specialisation" text:style-name="Internet_20_link" text:visited-style-name="Visited_20_Internet_20_Link"><text:span text:style-name="Definition">Examining complexity using identity formation and specialisation</text:span></text:a></text:p>
                    </text:list-item>
                  </text:list>
                </text:list-item>
                <text:list-item>
                  <text:p text:style-name="P18"><text:a xlink:type="simple" xlink:href="#for-transformational-agency-fluidity-of-practice-of-participants-for-characteristics-of-an-emerging-inclusive-ideoculture" text:style-name="Internet_20_link" text:visited-style-name="Visited_20_Internet_20_Link"><text:span text:style-name="Definition">for Transformational agency, fluidity of practice of participants for characteristics of an emerging inclusive, ideoculture</text:span></text:a></text:p>
                </text:list-item>
              </text:list>
            </text:list-item>
          </text:list>
        </text:list-item>
        <text:list-item>
          <text:p text:style-name="P7"><text:a xlink:type="simple" xlink:href="#part-three-synthesis-in-relation-to-issues-of-inclusive-pedagogy-udl-umc-moe-pbl." text:style-name="Internet_20_link" text:visited-style-name="Visited_20_Internet_20_Link"><text:span text:style-name="Definition">Part Three : Synthesis in relation to Issues of inclusive pedagogy UDL, UMC, MOE, PBL.</text:span></text:a></text:p>
          <text:list text:style-name="L14">
            <text:list-item>
              <text:p text:style-name="P20"><text:a xlink:type="simple" xlink:href="#the-interaction-of-flexible-deign-practices-the-collection-of-game-design-patterns-stepwise-scaffolding-of-learning-environments-and-new-understandings-of-agency." text:style-name="Internet_20_link" text:visited-style-name="Visited_20_Internet_20_Link"><text:span text:style-name="Definition">The interaction of flexible deign practices, the collection of Game Design Patterns, stepwise scaffolding of learning environments and new understandings of agency.</text:span></text:a></text:p>
              <text:list text:style-name="L15">
                <text:list-item>
                  <text:p text:style-name="P21"><text:a xlink:type="simple" xlink:href="#summary-of-observations-contributions-of-novel-aspect-of-the-learning-design-perhaps-merge-with-below" text:style-name="Internet_20_link" text:visited-style-name="Visited_20_Internet_20_Link"><text:span text:style-name="Definition">Summary of observations contributions of novel aspect of the learning design (PERHAPS MERGE WITH BELOW)</text:span></text:a></text:p>
                </text:list-item>
                <text:list-item>
                  <text:p text:style-name="P21"><text:a xlink:type="simple" xlink:href="#synthesis-of-characteristics-and-analysis-in-relation-to-what-they-contribute-to-existing-frameworks" text:style-name="Internet_20_link" text:visited-style-name="Visited_20_Internet_20_Link"><text:span text:style-name="Definition">Synthesis of Characteristics and Analysis in relation to what they contribute to existing frameworks</text:span></text:a></text:p>
                </text:list-item>
              </text:list>
            </text:list-item>
            <text:list-item>
              <text:p text:style-name="P20"><text:a xlink:type="simple" xlink:href="#addressing-the-nature-of-my-contribution-to-research-landscape" text:style-name="Internet_20_link" text:visited-style-name="Visited_20_Internet_20_Link"><text:span text:style-name="Definition">Addressing the nature of my contribution to research landscape</text:span></text:a></text:p>
              <text:list text:style-name="L16">
                <text:list-item>
                  <text:p text:style-name="P22"><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item>
                  <text:p text:style-name="P22"><text:a xlink:type="simple" xlink:href="#playground-sandbox" text:style-name="Internet_20_link" text:visited-style-name="Visited_20_Internet_20_Link"><text:span text:style-name="Definition">Playground / Sandbox</text:span></text:a></text:p>
                </text:list-item>
              </text:list>
            </text:list-item>
          </text:list>
        </text:list-item>
        <text:list-item>
          <text:p text:style-name="P7"><text:a xlink:type="simple" xlink:href="#conclusion" text:style-name="Internet_20_link" text:visited-style-name="Visited_20_Internet_20_Link"><text:span text:style-name="Definition">Conclusion</text:span></text:a></text:p>
        </text:list-item>
        <text:list-item>
          <text:p text:style-name="P7"><text:a xlink:type="simple" xlink:href="#to-move-or-drop-from-chapter" text:style-name="Internet_20_link" text:visited-style-name="Visited_20_Internet_20_Link"><text:soft-page-break/><text:span text:style-name="Definition">TO MOVE OR DROP FROM CHAPTER</text:span></text:a></text:p>
          <text:list text:style-name="L17">
            <text:list-item>
              <text:p text:style-name="P23"><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7"><text:a xlink:type="simple" xlink:href="#notes---moved-to-the-end-for-review" text:style-name="Internet_20_link" text:visited-style-name="Visited_20_Internet_20_Link"><text:span text:style-name="Definition">Notes - MOVED TO THE END FOR REVIEW</text:span></text:a></text:p>
          <text:list text:style-name="L18">
            <text:list-item>
              <text:p text:style-name="P24"><text:a xlink:type="simple" xlink:href="#on-fluency" text:style-name="Internet_20_link" text:visited-style-name="Visited_20_Internet_20_Link"><text:span text:style-name="Definition">On Fluency</text:span></text:a></text:p>
            </text:list-item>
            <text:list-item>
              <text:p text:style-name="P24"><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7"><text:a xlink:type="simple" xlink:href="#removed-in-jan---find-home" text:style-name="Internet_20_link" text:visited-style-name="Visited_20_Internet_20_Link"><text:span text:style-name="Definition">Removed in Jan - find home</text:span></text:a></text:p>
          <text:list text:style-name="L19">
            <text:list-item>
              <text:p text:style-name="P25"><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25"><text:a xlink:type="simple" xlink:href="#moe" text:style-name="Internet_20_link" text:visited-style-name="Visited_20_Internet_20_Link"><text:span text:style-name="Definition">MoE</text:span></text:a></text:p>
            </text:list-item>
            <text:list-item>
              <text:p text:style-name="P25"><text:a xlink:type="simple" xlink:href="#affordances-as-points-on-a-climbing-wall-to-support-understandings-of-instrumental-agency---move" text:style-name="Internet_20_link" text:visited-style-name="Visited_20_Internet_20_Link"><text:span text:style-name="Definition">Affordances as points on a climbing wall to support understandings of instrumental agency - MOVE</text:span></text:a></text:p>
            </text:list-item>
            <text:list-item>
              <text:p text:style-name="P25"><text:a xlink:type="simple" xlink:href="#exploring-transformative-agency-using-the-metaphor-of-kedging-anchors" text:style-name="Internet_20_link" text:visited-style-name="Visited_20_Internet_20_Link"><text:span text:style-name="Definition">Exploring transformative agency using the metaphor of Kedging anchors</text:span></text:a></text:p>
              <text:list text:style-name="L20">
                <text:list-item>
                  <text:p text:style-name="P26"><text:a xlink:type="simple" xlink:href="#linking-to-anchors-to-affordences" text:style-name="Internet_20_link" text:visited-style-name="Visited_20_Internet_20_Link"><text:span text:style-name="Definition">LINKING TO ANCHORS TO AFFORDENCES</text:span></text:a> # Seeding and Nurturing Community Game Making Practices to Facilitate Learner Agency</text:p>
                </text:list-item>
              </text:list>
            </text:list-item>
          </text:list>
        </text:list-item>
      </text:list>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e previous chapters have explored both designed and fortuitous changes to the learning design that become adopted by the community.</text:p>
      <text:p text:style-name="Text_20_body">This chapter deepens analysis and discussion on RQ2 on the potential uses of GDPs and concludes with analysis and discussion on RQ3 addressing reflections on partcipant agency.</text:p>
      <text:p text:style-name="Text_20_body">Following Chapter 6’s presentation findings on how participants use GDPs, this chapter contains further discussion on this use GDPs , particularly in reference to the building of agency.</text:p>
      <text:p text:style-name="Text_20_body">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chapter has three main sections:</text:p>
      <text:list text:style-name="L21">
        <text:list-item>
          <text:p text:style-name="P27">Rising to concrete ; Conceptions of abstract and concrete present in computing and digital making research: ultimately, proposing design patterns as a intermediate-level, pedagogical framework compared to computational thinking.</text:p>
        </text:list-item>
      </text:list>
      <text:list text:style-name="L22">
        <text:list-item>
          <text:p text:style-name="P28">Socio cultural understandings of mediation and agency</text:p>
        </text:list-item>
      </text:list>
      <text:p text:style-name="First_20_paragraph">Socio cultural understandings of mediation and agency via TADS theory, particularly in relation to the abstract and concrete dimension (as a link )</text:p>
      <text:p text:style-name="Text_20_body">2.a via mediation and agency via TADS theory,</text:p>
      <text:p text:style-name="Text_20_body">2.b TAS, 3rd Spaces, Col, Fok, idiocultures etc.</text:p>
      <text:list text:style-name="L23">
        <text:list-item>
          <text:p text:style-name="P29">playtesting as a social process; play testing and embodied participation in the games of others - community concepts and norming behaviour emerging during playtesting</text:p>
        </text:list-item>
      </text:list>
      <text:p text:style-name="First_20_paragraph">DEVELOP CONCISE INTRO.</text:p>
      <text:list text:style-name="L24">
        <text:list-item>
          <text:p text:style-name="P30"><text:soft-page-break/>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5">
        <text:list-item>
          <text:p text:style-name="P31">explore potential implications for facilitators and researchers on how to design for inclusion and agency - e.g. use of GDP collection as an intermediate pedagogical construct.</text:p>
        </text:list-item>
      </text:list>
      <text:p text:style-name="First_20_paragraph">The lens of inclusion and the alignment with UDL is relevant as a possible resolution to abstract / concrete tensions as a gateway to access diverse learner pathways and thus avoid an overly complex navigational framework thus reducing cogintive loa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P32">more intro material</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6">
        <text:list-item>
          <text:p text:style-name="P33">Recap, GDPs as a Germ cell, Exploring CHAT concepts of abstraction<text:line-break/></text:p>
        </text:list-item>
        <text:list-item>
          <text:p text:style-name="P33">Locating TADS in this perspective, via 3GAT concept of expansion via double stimulation and TADS</text:p>
        </text:list-item>
        <text:list-item>
          <text:p text:style-name="P33">Papert - pluralism &amp; the concrete</text:p>
        </text:list-item>
        <text:list-item>
          <text:p text:style-name="P33">then Waite Levels of abstraction - &amp; observations</text:p>
        </text:list-item>
        <text:list-item>
          <text:p text:style-name="P33">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ext:soft-page-break/>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Y7lNeyEnsl"/>(2011)<text:reference-mark-end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Y7lNeyEnsl"/> distinction between empirical and theoretical 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54enGl4fce"/>(Sannino, 2011)<text:reference-mark-end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54enGl4fce"/>.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P47">Rather than Germ Cell for learning designers the concept of strong concepts or intermediate concepts may be more relatable and applicable <text:reference-mark-start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1J94kQthEW"/><text:span text:style-name="T7">(Höök and Löwgren, 2012; Barendregt et al., 2018)</text:span><text:reference-mark-end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1J94kQthEW"/></text:p>
      <text:p text:style-name="Text_20_body">And invites this discussion to turn to the role of conceptions of abstract and concrete in the process of designing for learning, with a particular focus on the concern of this study of participant agency.</text:p>
      <text:p text:style-name="Text_20_body">While the educational use of design patterns and has been explored in other settings via research, the focus has been on professional rather than novice learners.</text:p>
      <text:h text:style-name="Heading_20_3" text:outline-level="3"><text:bookmark-start text:name="exploration-of-gdps-as-mid-level-construct-in-relation-to-other-conceptions-of-abstraction-in-computing-education-research"/><text:soft-page-break/>Exploration of GDPs as mid-level construct in relation to other conceptions of abstraction in computing education research<text:bookmark-end text:name="exploration-of-gdps-as-mid-level-construct-in-relation-to-other-conceptions-of-abstraction-in-computing-education-research"/></text:h>
      <text:h text:style-name="Heading_20_4" text:outline-level="4"><text:bookmark-start text:name="design-patterns-as-a-intermediate-level-pedagogical-framework---the-hypothesis"/>Design patterns as a intermediate-level, pedagogical framework - THE HYPOTHESIS<text:bookmark-end text:name="design-patterns-as-a-intermediate-level-pedagogical-framework---the-hypothesis"/></text:h>
      <text:p text:style-name="First_20_paragraph">This direction of the findings of the last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A similar interpretation is adopted by Eriksson and colleagues <text:reference-mark-start text:name="ZOTERO_ITEM CSL_CITATION {&quot;citationID&quot;:&quot;jbalbgzx&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5WxiWLidf"/>(2019)<text:reference-mark-end text:name="ZOTERO_ITEM CSL_CITATION {&quot;citationID&quot;:&quot;jbalbgzx&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5WxiWLidf"/> using gameplay design patterns with young people which drew inspiration from research on value of design patterns as a form of “intermediate-level concept” <text:reference-mark-start text:name="ZOTERO_ITEM CSL_CITATION {&quot;citationID&quot;:&quot;yyshtqjr&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0td9lj75r"/>(Barendregt et al., 2018)<text:reference-mark-end text:name="ZOTERO_ITEM CSL_CITATION {&quot;citationID&quot;:&quot;yyshtqjr&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0td9lj75r"/>, a form of “representation of knowledge in-between general theories and particular artefacts in terms of abstraction and generalizability” <text:reference-mark-start text:name="ZOTERO_ITEM CSL_CITATION {&quot;citationID&quot;:&quot;prwlykv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CxtZCdVf6n"/>(Eriksson et al., 2019:15)<text:reference-mark-end text:name="ZOTERO_ITEM CSL_CITATION {&quot;citationID&quot;:&quot;prwlykv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CxtZCdVf6n"/>.</text:p>
      <text:p text:style-name="Text_20_body">An alignment in this framing from the design research community with CHAT interpretation of the utility of a germ cell construct can be made in terms of the utility of the process and the process of divining a abstract enough germ cell to merit application in other instances.</text:p>
      <text:p text:style-name="Text_20_body">However, given that the area of research in which this is carried out is CCI rather than that of learning computer programming or game making, it is value to examine types of abstract / concrete framework in this area.</text:p>
      <text:p text:style-name="Text_20_body">Additionally, it is important to ask who these frameworks are aimed at.</text:p>
      <text:h text:style-name="Heading_20_4" text:outline-level="4"><text:bookmark-start text:name="purpose-of-the-frameworks-being-addressed-is-also-relevant."/>Purpose of the frameworks being addressed is also relevant.<text:bookmark-end text:name="purpose-of-the-frameworks-being-addressed-is-also-relevant."/></text:h>
      <text:p text:style-name="First_20_paragraph">Before further analysis on semantic waves, and types of abstract / concrete framework</text:p>
      <text:p text:style-name="Text_20_body">This is the motivational aspect of framework?</text:p>
      <text:list text:style-name="L27">
        <text:list-item>
          <text:p text:style-name="P34">As a research framework - Eriksson et al.</text:p>
        </text:list-item>
        <text:list-item>
          <text:p text:style-name="P34">A facilitator / design framework -</text:p>
        </text:list-item>
        <text:list-item>
          <text:p text:style-name="P34">as a participant framework for navigation and goal formation as explored in the previous chapter.</text:p>
        </text:list-item>
      </text:list>
      <text:p text:style-name="First_20_paragraph">Addressing the first aspect, the process of rising the concrete outlined above is helpful not just for analysis (a) but also for ongoing pedagogical design (b).</text:p>
      <text:p text:style-name="Text_20_body">The third aspect c, can be returned to, but where and when in this chapter? Points follow: - the link with the experienced feature of the game / product as a framework increases inclusive nature of process (later?)</text:p>
      <text:p text:style-name="Text_20_body">PERHAPS MOVE THIS TO NEXT SECTION What about semantic waves and movement. How explicit does the understanding of the motion between poles need to be? For example in my design, it is not very explicit of guided towards. However, this may be different in different UK computing settings.</text:p>
      <text:p text:style-name="Text_20_body">This potential non-alignment with UK non-formal may be a limitation in the take up of this research.</text:p>
      <text:h text:style-name="Heading_20_4" text:outline-level="4"><text:bookmark-start text:name="types-of-abstraction-in-frameworks---recalling-definitions-or-lack-of-clear-definitions"/>Types of abstraction in frameworks - recalling definitions or lack of clear definitions<text:bookmark-end text:name="types-of-abstraction-in-frameworks---recalling-definitions-or-lack-of-clear-definitions"/></text:h>
      <text:p text:style-name="First_20_paragraph"><text:span text:style-name="T1">More concrete CT</text:span> Q: What is abstraction and who useful for?</text:p>
      <text:p text:style-name="Text_20_body"><text:soft-page-break/>The term abstraction has varied interpretation even within the field of computer science education <text:reference-mark-start text:name="ZOTERO_ITEM CSL_CITATION {&quot;citationID&quot;:&quot;huhlfeho&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4HskrYNXi8"/>(Hazzan, 2002)<text:reference-mark-end text:name="ZOTERO_ITEM CSL_CITATION {&quot;citationID&quot;:&quot;huhlfeho&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4HskrYNXi8"/>.</text:p>
      <text:p text:style-name="Text_20_body">It is of a value to return to, what exactly is meant by the abstract within existing pedagogies in this domain explore this area. To do this we can turn to concepts explored in Chapters 1 and 2: computational thinking, Papert and Turkle’s concept of epistemological pluralism and bricolage approach and the concept of levels of abstraction (LOA)</text:p>
      <text:h text:style-name="Heading_20_5" text:outline-level="5"><text:bookmark-start text:name="computational-thinking"/>Computational thinking<text:bookmark-end text:name="computational-thinking"/></text:h>
      <text:p text:style-name="First_20_paragraph">In this research, I conceptualised such less practical abstraction as that represented by Wing’s interpretation of computational thinking. Which as explored in Chapter 2 is a more abstract definition can be see as overarching computing principles with cross over to high level structural design approaches.</text:p>
      <text:p text:style-name="Text_20_body">While Wing’s emphasis on the importance of the explicit teaching of skills of decomposition, pattern recognition, abstraction, and algorithmic thinking, contribution on computational thinking is more theoretical than applied. Begs question how do you teach computation thinking in most abstract way via explicit teaching. Grover <text:reference-mark-start text:name="ZOTERO_ITEM CSL_CITATION {&quot;citationID&quot;:&quot;jtjhgpgd&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DS6bCwwpDS"/>(Grover and Pea, 2013, 2017)<text:reference-mark-end text:name="ZOTERO_ITEM CSL_CITATION {&quot;citationID&quot;:&quot;jtjhgpgd&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DS6bCwwpDS"/>, Guzdial <text:reference-mark-start text:name="ZOTERO_ITEM CSL_CITATION {&quot;citationID&quot;:&quot;gutrzqtc&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LQB8wHXHkR"/>(Guzdial, 2015)<text:reference-mark-end text:name="ZOTERO_ITEM CSL_CITATION {&quot;citationID&quot;:&quot;gutrzqtc&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LQB8wHXHkR"/>- offer explicit techniques linked with computer coding. Bell and colleagues <text:reference-mark-start text:name="ZOTERO_ITEM CSL_CITATION {&quot;citationID&quot;:&quot;ezfxdzbw&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kx5WEO379b"/>(Bell and Lodi, 2019)<text:reference-mark-end text:name="ZOTERO_ITEM CSL_CITATION {&quot;citationID&quot;:&quot;ezfxdzbw&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kx5WEO379b"/> explore the process of unplugged activities, exploring abstract CT concepts without using computers or coding.</text:p>
      <text:p text:style-name="Text_20_body">This learning design takes a fundamentally different approach. Abstract aspects of CT are strongly scaffolded, i.e. the process of code decomposition via the pre-existing functions in the code template, and abstraction again in template via the graphical design tool. The process of abstraction is also present, indeed it is present in the the last section addressing the process of moving from concrete exploration to an abstract germ cell of GDP use.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the RQ3. In this context, Wing’s CT framework describes some of the processes I have undertaken as a learning designer and researcher, but is less relevant to participants.</text:p>
      <text:p text:style-name="Text_20_body"><text:span text:style-name="T1">More concrete CT</text:span>: As explored in the appendix on learning map, the more concrete elements of CT definition <text:reference-mark-start text:name="ZOTERO_ITEM CSL_CITATION {&quot;citationID&quot;:&quot;oplrcnth&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wcJxBR56lg"/>(Brennan and Resnick, 2012)<text:reference-mark-end text:name="ZOTERO_ITEM CSL_CITATION {&quot;citationID&quot;:&quot;oplrcnth&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wcJxBR56lg"/>, which exist on a more applied level, are readily observed in the data as explored in the following section.</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citationID&quot;:&quot;vztxzrme&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W3wJgV0x4S"/>(Waite et al., 2016)<text:reference-mark-end text:name="ZOTERO_ITEM CSL_CITATION {&quot;citationID&quot;:&quot;vztxzrme&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W3wJgV0x4S"/>, their approach to abstraction <text:reference-mark-start text:name="ZOTERO_ITEM CSL_CITATION {&quot;citationID&quot;:&quot;gbqfqnzh&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XWUNcBKUst"/>(Waite et al., 2018a)<text:reference-mark-end text:name="ZOTERO_ITEM CSL_CITATION {&quot;citationID&quot;:&quot;gbqfqnzh&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XWUNcBKUst"/> is distinct from that just tackled in that it is grounded in an operationalised computational model distinguishing levels of abstract to concrete,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D&quot;:&quot;aipvgrmm&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53yR1ZPRGh"/>(Waite et al., 2018a)<text:reference-mark-end text:name="ZOTERO_ITEM CSL_CITATION {&quot;citationID&quot;:&quot;aipvgrmm&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53yR1ZPRGh"/>. Wing’s CT concepts within the LOA model would lie in the design level.</text:p>
      <text:p text:style-name="Text_20_body">Their advocacy for the utility of awareness of levels of abstraction, based on research indicating its efficacy to support learning programming <text:reference-mark-start text:name="ZOTERO_ITEM CSL_CITATION {&quot;citationID&quot;:&quot;epqsitfx&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LpxnsYWkeB"/>(Cutts et al., 2012; Statter and Armoni, 2016)<text:reference-mark-end text:name="ZOTERO_ITEM CSL_CITATION {&quot;citationID&quot;:&quot;epqsitfx&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LpxnsYWkeB"/>, states the value of learners knowing at what level of abstraction they are operating and a fluency of movement between the levels. Waite and Sentence’s later work synthesised this approach with interpretation of levels of abstraction and semantic waves in a computing education aligned with a UK curricular context <text:reference-mark-start text:name="ZOTERO_ITEM CSL_CITATION {&quot;citationID&quot;:&quot;joprhuhi&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waGcZW9MIa"/>(Sentance and Waite, 2017)<text:reference-mark-end text:name="ZOTERO_ITEM CSL_CITATION {&quot;citationID&quot;:&quot;joprhuhi&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waGcZW9MIa"/>. The focus of semantic waves aimed at teachers to help them design learning experiences which allow for participant shifts in LOA perspectives. </text:p>
      <text:p text:style-name="Text_20_body"><text:soft-page-break/>Following Waite et al. interpretation, in the Use stage of the UMC model <text:reference-mark-start text:name="ZOTERO_ITEM CSL_CITATION {&quot;citationID&quot;:&quot;sdrjuyxw&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HpnXuca9Bg"/>(Lee et al., 2011)<text:reference-mark-end text:name="ZOTERO_ITEM CSL_CITATION {&quot;citationID&quot;:&quot;sdrjuyxw&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HpnXuca9Bg"/> (explored in Chapter 5 in relation to this research’s learning design), participants would be aware of the goal of the program, and the results. Subsequently, in the Modify stage they would become familiar with the design and code levels. Further analysis of my learning design in relation to the concept of LOA follows, after an exploration of abstract and concrete learning approaches in the work of Papert and colleagues in the following section.</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citationID&quot;:&quot;hwmmwmhe&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DBmVuJ67oK"/>(1990)<text:reference-mark-end text:name="ZOTERO_ITEM CSL_CITATION {&quot;citationID&quot;:&quot;hwmmwmhe&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DBmVuJ67oK"/> exploration of diversity in coding approaches which the call epistemological pluralism. The focus here is on their championing of approaches beyond the dominant formal/ abstract approach that “emphasizes control and through structure and planning” <text:reference-mark-start text:name="ZOTERO_ITEM CSL_CITATION {&quot;citationID&quot;:&quot;ddjiyxqv&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ueKtWYuxv0"/>(Papert and Turkle, 1990:134)<text:reference-mark-end text:name="ZOTERO_ITEM CSL_CITATION {&quot;citationID&quot;:&quot;ddjiyxqv&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ueKtWYuxv0"/>. This approach which can be characterised by the following: a top-down design processing involving extensively planning prior to coding, explicit teaching of language principles and syntax, coding from scratch rather than altering existing products. To counter this dominance, Papert and Turkle <text:reference-mark-start text:name="ZOTERO_ITEM CSL_CITATION {&quot;citationID&quot;:&quot;qjhicly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gkTe0GcANK"/>(1990)<text:reference-mark-end text:name="ZOTERO_ITEM CSL_CITATION {&quot;citationID&quot;:&quot;qjhicly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gkTe0GcANK"/> highlighted the value of a more concrete computing pedagogy, likening the process to bricolage, a craft based approach where participants become very familiar with their tools and materials. The authors exploration of the types of coders as either Planners or Bricoleurs aligns with two aspects of the making styles explored briefly in Chapter 5. Bricoleur types are describes as preferring to stay in closer contact with the a concrete sense of the outcomes even to the expense of programming efficiency of neatness of code.</text:p>
      <text:p text:style-name="Text_20_body">This recognition and advocacy for the bricolage approach, seemingly also also challenge Waite’s research on the importance of alternating between abstract and concrete dimensions present in research on semantic waves, and the value of participants being aware of the level of abstraction at which they are working.</text:p>
      <text:p text:style-name="Text_20_body">My research is relevant here in that my observations show many of my participants operating as bricoleurs, feeling their way through their game making via smaller scale iteration (a process encouraged by the learning design). My findings show that, the shifts in LOA Waite advocate are present in this bricolage process. Shifts between conceptions of goals, implementation in code structures, and observations of results are happening.</text:p>
      <text:p text:style-name="Text_20_body">What is different is from a Papert, and perhaps Wing’s concept of a top down planner, is the level of abstraction present at the design level of the LOA framework. Bricoleurs avoid structures which take them away from the concrete via abstraction processes.</text:p>
      <text:p text:style-name="Text_20_body">Papert’s focus on Microworlds using the LOGO language as a vehicle to make concrete previously abstract mathematical concepts, seems to locate the exploration of abstract knowledge as a learning goal. My design process aligns with the rational of Microworld design, in that I have already undertaken some of that abstraction or blackboxing in the starting template.</text:p>
      <text:p text:style-name="Text_20_body">THIS NEEDS WORK - MORE ON MY EXAMPLES - CHECK BELOW TO MOVE UP?</text:p>
      <text:p text:style-name="Text_20_body">A careful examination of the literature is needed here to catch the complexities present. The celebration here is of pluralism rather than the culturally prevalent one privileging abstraction. Abstraction is not seen as undesirable.</text:p>
      <text:p text:style-name="Text_20_body">This, can be perhaps profitably explored using the concept of leading activity, which in this case is play rather than instruction, and is led by the child rather than the teacher.</text:p>
      <text:h text:style-name="Heading_20_3" text:outline-level="3"><text:bookmark-start text:name="observations-on-abstract-concrete-dimensions-in-my-data-related-to-gameplay-design-patterns."/><text:soft-page-break/>Observations on abstract / concrete dimensions in my data related to gameplay design patterns.<text:bookmark-end text:name="observations-on-abstract-concrete-dimensions-in-my-data-related-to-gameplay-design-patterns."/></text:h>
      <text:p text:style-name="P2">Turning to my design / analyis</text:p>
      <text:p text:style-name="Text_20_body">I now returning to the proposal of GDPs as a useful intermediate level framework, given the framing of abstract in summary above, and explore this proposal using the findings of my research process.</text:p>
      <text:p text:style-name="P32">In terms of CT, and semantic waves</text:p>
      <text:p text:style-name="Text_20_body">LATER? As a challenge Waite’s findings on levels of abstraction, my own notes and reflections in appendix.learning map cautioned me against explicit teaching of abstraction and imposing shifts in perspectives for fear of interrupting the flow of participant making.</text:p>
      <text:p text:style-name="Text_20_body">However, while it is problematised in relation to agency development later, While this research doesn’t negate the value of explicit teaching of computational thinking,</text:p>
      <text:p text:style-name="Text_20_body">Thus, I would propose that a design pattern approach, with structured reflection is an excellent way to do that. This was an area of development in P4, with a diagram expressed which drew on the concept of semantic waves.</text:p>
      <text:p text:style-name="Text_20_body">LINK TO DIAGRAM</text:p>
      <text:p text:style-name="Text_20_body">Then, Turning to the value of a learning map of learning dimensions, If CT is needed, then P4 developed resources suitable for such reflection. Linking from docs to descriptions. This does need development, an area of promise though.</text:p>
      <text:p text:style-name="Text_20_body">LINK TO LEARNING Map 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lvkgisqz&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3b6tRKqk3q"/>(Barron et al., 1998:63)<text:reference-mark-end text:name="ZOTERO_ITEM CSL_CITATION {&quot;citationID&quot;:&quot;lvkgisqz&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3b6tRKqk3q"/>.</text:p>
      <text:p text:style-name="Text_20_body">PERHAPS BRING UP UP TO DATE ISSUE OF TRANSFER. - BUT PERHAPS LEAVE FOR CONCLUSION. NOTE ALSO THE BALANCE BETWEEN CT CONCRETE SKILLS AND TRANSFER IN <text:reference-mark-start text:name="ZOTERO_ITEM CSL_CITATION {&quot;citationID&quot;:&quot;sblzsfmw&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hlNYBRZ6xi"/>(Kynigos and Grizioti, 2020)<text:reference-mark-end text:name="ZOTERO_ITEM CSL_CITATION {&quot;citationID&quot;:&quot;sblzsfmw&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hlNYBRZ6xi"/></text:p>
      <text:p text:style-name="P32">LOA</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leV8aRMx7w"/>(Waite et al., 2018b)<text:reference-mark-end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leV8aRMx7w"/></text:p>
      <text:p text:style-name="Text_20_body"><text:soft-page-break/>With this focus, we can analyse my learning design where movement between layers of abstraction and concrete is happening.</text:p>
      <text:p text:style-name="Text_20_body">However, this is not a neat semantic sine wave. Specifically the flexible nature of the design practices shows shifting rapidly and sometimes chaotically.</text:p>
      <text:p text:style-name="Text_20_body">MERGE WITH BELOW SECTION - OR BE CLEAR HOW DIFFERENT DATA / ANALYSIS</text:p>
      <text:p text:style-name="P32">On intermediate analysis</text:p>
      <text:p text:style-name="Text_20_body">To explore the findings of last chapter in relation to this exploration of the nature and purpose of abstraction in guiding frameworks in learning programming, I return to research on the use of gameplay design patterns.</text:p>
      <text:p text:style-name="Text_20_body">ANYTHING HERE ON REPENNING?</text:p>
      <text:p text:style-name="Text_20_body">In the research of Eriksson et al on GDPs and young people co-revising an existing digital game with researchers <text:reference-mark-start text:name="ZOTERO_ITEM CSL_CITATION {&quot;citationID&quot;:&quot;vbcyemfv&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7Ms3SgDzSk"/>(2019)<text:reference-mark-end text:name="ZOTERO_ITEM CSL_CITATION {&quot;citationID&quot;:&quot;vbcyemfv&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7Ms3SgDzSk"/>, the positioning as GDPs as an intermediate construct between general theories and more concrete implementation. In their research, the nature of the general theories are not clearly articulated. This may in part be due to their decoupling of the problem-solution structure present in convention conceptions of design patterns to focus only on descriptions of patterns rather than any detail of solution. Thus the general theories may relate to the researchers field in practice, that of Child-Computer Interaction (CCI) <text:reference-mark-start text:name="ZOTERO_ITEM CSL_CITATION {&quot;citationID&quot;:&quot;viffpcru&quot;,&quot;properties&quot;:{&quot;formattedCitation&quot;:&quot;(Lehnert et al., 2022)&quot;,&quot;plainCitation&quot;:&quot;(Lehnert et al., 2022)&quot;,&quot;noteIndex&quot;:0},&quot;citationItems&quot;:[{&quot;id&quot;:10131,&quot;uris&quot;:[&quot;http://zotero.org/users/1913249/items/3RBUJUQA&quot;],&quot;itemData&quot;:{&quot;id&quot;:10131,&quot;type&quot;:&quot;article-journal&quot;,&quot;abstract&quot;:&quot;Child–Computer Interaction (CCI) is a steadily growing field that focuses on children as a prominent and emergent user group. For more than twenty years, the Interaction Design for Children (IDC) community has developed, extended, and advanced research and design methods for children’s involvement in designing and evaluating interactive technologies. However, as the CCI field evolves, the need arises for an integrated understanding of interaction design methods currently applied. To that end, we analyzed 272 full papers across a selection of journals and conference venues from 2005 to 2020. Our review contributes to the literature on this topic by (1) examining a holistic child population, including developmentally diverse children and children from 0 to 18 years old, (2) illustrating the interplay of children’s and adults’ roles across different methods, and (3) identifying patterns of triangulation in the methods applied while taking recent ethical debates about children’s involvement in design into account. While we found that most studies were conducted in natural settings, we observed a preference for evaluating interactive artifacts at a single point in time. Method triangulation was applied in two-thirds of the papers, with a preference for qualitative methods. Researchers used triangulation predominantly with respect to mainstream methods that were not specifically developed for child participants, such as user observation combined with semi-structured interviews or activity logging. However, the CCI field employs a wide variety of creative design methods which engage children more actively in the design process by having them take on roles such as informant and design partner. In turn, we see that more passive children’s roles, e.g., user or tester, are more often linked to an expert mindset by the adult. Adults take on a wider spectrum of roles in the design process when addressing specific developmental groups, such as children with autism spectrum disorder. We conclude with a critical discussion about the constraints involved in conducting CCI research and discuss implications that can inform future methodological advances in the field and underlying challenges.&quot;,&quot;container-title&quot;:&quot;International Journal of Child-Computer Interaction&quot;,&quot;DOI&quot;:&quot;10.1016/j.ijcci.2021.100398&quot;,&quot;ISSN&quot;:&quot;2212-8689&quot;,&quot;journalAbbreviation&quot;:&quot;International Journal of Child-Computer Interaction&quot;,&quot;page&quot;:&quot;100398&quot;,&quot;source&quot;:&quot;ScienceDirect&quot;,&quot;title&quot;:&quot;Child–Computer Interaction: From a systematic review towards an integrated understanding of interaction design methods for children&quot;,&quot;title-short&quot;:&quot;Child–Computer Interaction&quot;,&quot;URL&quot;:&quot;https://www.sciencedirect.com/science/article/pii/S2212868921000908&quot;,&quot;volume&quot;:&quot;32&quot;,&quot;author&quot;:[{&quot;family&quot;:&quot;Lehnert&quot;,&quot;given&quot;:&quot;Florence Kristin&quot;},{&quot;family&quot;:&quot;Niess&quot;,&quot;given&quot;:&quot;Jasmin&quot;},{&quot;family&quot;:&quot;Lallemand&quot;,&quot;given&quot;:&quot;Carine&quot;},{&quot;family&quot;:&quot;Markopoulos&quot;,&quot;given&quot;:&quot;Panos&quot;},{&quot;family&quot;:&quot;Fischbach&quot;,&quot;given&quot;:&quot;Antoine&quot;},{&quot;family&quot;:&quot;Koenig&quot;,&quot;given&quot;:&quot;Vincent&quot;}],&quot;accessed&quot;:{&quot;date-parts&quot;:[[&quot;2025&quot;,3,4]]},&quot;issued&quot;:{&quot;date-parts&quot;:[[&quot;2022&quot;,6,1]]},&quot;citation-key&quot;:&quot;lehnert_childcomputer_2022&quot;},&quot;prefix&quot;:&quot;&quot;,&quot;suffix&quot;:&quot;&quot;}],&quot;schema&quot;:&quot;https://github.com/citation-style-language/schema/raw/master/csl-citation.json&quot;} RND2SKvhkB87w"/>(Lehnert et al., 2022)<text:reference-mark-end text:name="ZOTERO_ITEM CSL_CITATION {&quot;citationID&quot;:&quot;viffpcru&quot;,&quot;properties&quot;:{&quot;formattedCitation&quot;:&quot;(Lehnert et al., 2022)&quot;,&quot;plainCitation&quot;:&quot;(Lehnert et al., 2022)&quot;,&quot;noteIndex&quot;:0},&quot;citationItems&quot;:[{&quot;id&quot;:10131,&quot;uris&quot;:[&quot;http://zotero.org/users/1913249/items/3RBUJUQA&quot;],&quot;itemData&quot;:{&quot;id&quot;:10131,&quot;type&quot;:&quot;article-journal&quot;,&quot;abstract&quot;:&quot;Child–Computer Interaction (CCI) is a steadily growing field that focuses on children as a prominent and emergent user group. For more than twenty years, the Interaction Design for Children (IDC) community has developed, extended, and advanced research and design methods for children’s involvement in designing and evaluating interactive technologies. However, as the CCI field evolves, the need arises for an integrated understanding of interaction design methods currently applied. To that end, we analyzed 272 full papers across a selection of journals and conference venues from 2005 to 2020. Our review contributes to the literature on this topic by (1) examining a holistic child population, including developmentally diverse children and children from 0 to 18 years old, (2) illustrating the interplay of children’s and adults’ roles across different methods, and (3) identifying patterns of triangulation in the methods applied while taking recent ethical debates about children’s involvement in design into account. While we found that most studies were conducted in natural settings, we observed a preference for evaluating interactive artifacts at a single point in time. Method triangulation was applied in two-thirds of the papers, with a preference for qualitative methods. Researchers used triangulation predominantly with respect to mainstream methods that were not specifically developed for child participants, such as user observation combined with semi-structured interviews or activity logging. However, the CCI field employs a wide variety of creative design methods which engage children more actively in the design process by having them take on roles such as informant and design partner. In turn, we see that more passive children’s roles, e.g., user or tester, are more often linked to an expert mindset by the adult. Adults take on a wider spectrum of roles in the design process when addressing specific developmental groups, such as children with autism spectrum disorder. We conclude with a critical discussion about the constraints involved in conducting CCI research and discuss implications that can inform future methodological advances in the field and underlying challenges.&quot;,&quot;container-title&quot;:&quot;International Journal of Child-Computer Interaction&quot;,&quot;DOI&quot;:&quot;10.1016/j.ijcci.2021.100398&quot;,&quot;ISSN&quot;:&quot;2212-8689&quot;,&quot;journalAbbreviation&quot;:&quot;International Journal of Child-Computer Interaction&quot;,&quot;page&quot;:&quot;100398&quot;,&quot;source&quot;:&quot;ScienceDirect&quot;,&quot;title&quot;:&quot;Child–Computer Interaction: From a systematic review towards an integrated understanding of interaction design methods for children&quot;,&quot;title-short&quot;:&quot;Child–Computer Interaction&quot;,&quot;URL&quot;:&quot;https://www.sciencedirect.com/science/article/pii/S2212868921000908&quot;,&quot;volume&quot;:&quot;32&quot;,&quot;author&quot;:[{&quot;family&quot;:&quot;Lehnert&quot;,&quot;given&quot;:&quot;Florence Kristin&quot;},{&quot;family&quot;:&quot;Niess&quot;,&quot;given&quot;:&quot;Jasmin&quot;},{&quot;family&quot;:&quot;Lallemand&quot;,&quot;given&quot;:&quot;Carine&quot;},{&quot;family&quot;:&quot;Markopoulos&quot;,&quot;given&quot;:&quot;Panos&quot;},{&quot;family&quot;:&quot;Fischbach&quot;,&quot;given&quot;:&quot;Antoine&quot;},{&quot;family&quot;:&quot;Koenig&quot;,&quot;given&quot;:&quot;Vincent&quot;}],&quot;accessed&quot;:{&quot;date-parts&quot;:[[&quot;2025&quot;,3,4]]},&quot;issued&quot;:{&quot;date-parts&quot;:[[&quot;2022&quot;,6,1]]},&quot;citation-key&quot;:&quot;lehnert_childcomputer_2022&quot;},&quot;prefix&quot;:&quot;&quot;,&quot;suffix&quot;:&quot;&quot;}],&quot;schema&quot;:&quot;https://github.com/citation-style-language/schema/raw/master/csl-citation.json&quot;} RND2SKvhkB87w"/>, as the theories of this domain would be less accessible to children than their framework of a carefully chosen collection of GDPs.</text:p>
      <text:p text:style-name="Text_20_body">In summary, Eriksson et al. note the utility of GDP concepts as a lingua franca, to help framing of analysis, to help the inspiration of participants. It should be noted that much of this analysis of the use of GDPs focused on the researcher perspective rather than that of participants.</text:p>
      <text:p text:style-name="Text_20_body">Thus following section develops this line of research, making more explicit the observed and potential uses in participant game making, as tools by facilitator and researchers. It also explores more explicitly the positioning of GDPs as an intermediate framework between concrete code implementation and the more abstract frameworks articulated above.</text:p>
      <text:h text:style-name="P4" text:outline-level="4"><text:bookmark-start text:name="addressing-utility-for-participants"/>Addressing utility for participants<text:bookmark-end text:name="addressing-utility-for-participants"/></text:h>
      <text:p text:style-name="First_20_paragraph">Recapping previous examples in vignettes. etc.</text:p>
      <text:p text:style-name="Text_20_body">In computing eduction pattern based instruction has benefits of making complex problems more modular and concrete <text:reference-mark-start text:name="ZOTERO_ITEM CSL_CITATION {&quot;citationID&quot;:&quot;ajjhtgq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xntDc4RH1E"/>(Muller et al., 2004; Waite and Sentance, 2021)<text:reference-mark-end text:name="ZOTERO_ITEM CSL_CITATION {&quot;citationID&quot;:&quot;ajjhtgq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xntDc4RH1E"/>.</text:p>
      <text:p text:style-name="Text_20_body">In terms of participant experiences, it is clear from this chapters findings that learners <text:span text:style-name="T2">are</text:span> shifting between LOA without explicit in the process of the use of and contribution to this learning design.</text:p>
      <text:p text:style-name="Text_20_body">The last chapter outlined the potential of GDP concepts, especially used within playtesting, to support these participant shifts in perspective.</text:p>
      <text:p text:style-name="Text_20_body">Of particular relevance regarding the utility for learners in this domain of abstract/concrete domain would be in</text:p>
      <text:list text:style-name="L28">
        <text:list-item>
          <text:p text:style-name="P35">Goal formation - in ideation, prioritisation.</text:p>
        </text:list-item>
        <text:list-item>
          <text:p text:style-name="P35">Navigation, structuring of resources and docs - and in a holistic sense<text:line-break/></text:p>
        </text:list-item>
        <text:list-item>
          <text:p text:style-name="P35">Division of Labour - at times the more abstract processes are left to the more competent partner</text:p>
        </text:list-item>
      </text:list>
      <text:p text:style-name="First_20_paragraph">Participant perspectives shift between the wider goal of making an engaging game for a real and imagined audience to a narrower goal of implementing a game design pattern and the technical <text:soft-page-break/>actions and operations needed to complete it.</text:p>
      <text:p text:style-name="Text_20_body">Reflections in progression of design in P4 showed my reluctance to lead with abstract concepts, and even in integrating them into the learning.map and documentation.</text:p>
      <text:h text:style-name="P4" text:outline-level="4"><text:bookmark-start text:name="addressing-utility-for-designers-teachers"/>Addressing utility for designers / teachers<text:bookmark-end text:name="addressing-utility-for-designers-teachers"/></text:h>
      <text:p text:style-name="First_20_paragraph">It follows that the concerns above are also relevant for designers who want to design for these aspects.</text:p>
      <text:p text:style-name="Text_20_body">My reflections /data support a proposition that there is utility for <text:span text:style-name="T1">facilitators</text:span> to be aware of the level of abstraction both that present in different elements of project learning design and that of the concepts that learners are working with.</text:p>
      <text:p text:style-name="Text_20_body">BUT WHAT ABOUT LEARNERS? HERE THE PERSPECTIVE IS BLURRED IF TEACHERS ARE STEERING TOWARDS A CURRICULUM.</text:p>
      <text:p text:style-name="Text_20_body">As synthesis, in terms of semantic waves, the movement between abstract and concrete is helpful to address some of the issues concerning inclusion and accessibility of overly abstract approaches <text:reference-mark-start text:name="ZOTERO_ITEM CSL_CITATION {&quot;citationID&quot;:&quot;qnkjsurd&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C2W8dg1R7b"/>(Papert and Turkle, 1990)<text:reference-mark-end text:name="ZOTERO_ITEM CSL_CITATION {&quot;citationID&quot;:&quot;qnkjsurd&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C2W8dg1R7b"/>.</text:p>
      <text:p text:style-name="Text_20_body">Waite and colleagues <text:reference-mark-start text:name="ZOTERO_ITEM CSL_CITATION {&quot;citationID&quot;:&quot;grweirwq&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B4xOgMtLdp"/>(Waite et al., 2018a)<text:reference-mark-end text:name="ZOTERO_ITEM CSL_CITATION {&quot;citationID&quot;:&quot;grweirwq&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B4xOgMtLdp"/>, also identify the intermediate design level of the LOA model as that suitable for supporting grounded abstraction in learner coding. CAN THIS BE WRAPPED UP A BIT HERE? RESOLVE NEATLY? PRAGMATICALLY.</text:p>
      <text:p text:style-name="Text_20_body">Different purposes and contexts of learning may require different interpretations, for example greater awareness of abstract concepts for reasons of assessment. According to <text:reference-mark-start text:name="ZOTERO_ITEM CSL_CITATION {&quot;citationID&quot;:&quot;swotygyo&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1V78GQtEF"/>(Barendregt et al., 2018)<text:reference-mark-end text:name="ZOTERO_ITEM CSL_CITATION {&quot;citationID&quot;:&quot;swotygyo&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1V78GQtEF"/>, in their identification of design patterns as intermediate level construct, identifying a suitable the level of abstraction is recommended to best support the goals of learners FIND REASON.</text:p>
      <text:p text:style-name="Text_20_body">In this context I judged the imposition of an additional goal of understanding abstract curricular concepts as potentially counter productive to the overall aim of acculturation to game making tools and processes and developing an inclusive idioculture.</text:p>
      <text:p text:style-name="Text_20_body">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This question raises issues of how much CT is actually something that is explicitly taught or something which is picked up an embedded skill through a more bricolage approach. As, the summary of the literature review paints a very mixed picture in terms of the value of the more abstract concepts of CT this steers us towards a no to the value of explicit teaching.</text:p>
      <text:h text:style-name="P4" text:outline-level="4"><text:bookmark-start text:name="addressing-utility-findings-for-researchers-and-the-field"/>Addressing utility/ findings for researchers and the field<text:bookmark-end text:name="addressing-utility-findings-for-researchers-and-the-field"/></text:h>
      <text:p text:style-name="First_20_paragraph">It’s in the following section</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p text:style-name="First_20_paragraph">How then does this impact on conceptions of valuable pedagogies to help the development of coding fluency (NOTE THIS IS NOW MISSING FROM THE RQs)</text:p>
      <text:h text:style-name="Heading_20_4" text:outline-level="4"><text:bookmark-start text:name="quick-re-framing-of-my-pedagogical-approach-in-ac-dimension"/><text:soft-page-break/>Quick Re-framing of My pedagogical approach in a/c dimension<text:bookmark-end text:name="quick-re-framing-of-my-pedagogical-approach-in-ac-dimension"/></text:h>
      <text:p text:style-name="First_20_paragraph">We now return to the question.</text:p>
      <text:p text:style-name="Text_20_body">Q: What is abstraction and who useful for? A: In this study. GDPs are useful as a inclusive, intermediate framework, with alignment between experience and abstractions of product.</text:p>
      <text:h text:style-name="Heading_20_4" text:outline-level="4"><text:bookmark-start text:name="comparing-my-pedagogical-framing-regarding-dimensions-of-abstract-concrete-with-existing-research"/>Comparing my pedagogical framing regarding dimensions of abstract/ concrete with existing research<text:bookmark-end text:name="comparing-my-pedagogical-framing-regarding-dimensions-of-abstract-concrete-with-existing-research"/></text:h>
      <text:p text:style-name="First_20_paragraph">The evidence and examples surfaced in this paragraph support a view of GDPs, as an productive intermediate-level framework and contributes a series of grounded pedagogical instances via examples.</text:p>
      <text:p text:style-name="Text_20_body">Thus, one of the primary contributions of this research is as a case study which underlines this perspective and which importantly maps a concrete pedagogical process to support more theoretical observations.</text:p>
      <text:p text:style-name="Text_20_body">Within this line of inquiry the characteristics would be:</text:p>
      <text:list text:style-name="L29">
        <text:list-item>
          <text:p text:style-name="P36">guide learners to use GDPs as their primary leading activity, or object in CHAT terms</text:p>
        </text:list-item>
        <text:list-item>
          <text:p text:style-name="P36">provide a documentation supporting structure aligned to these sub-goals</text:p>
        </text:list-item>
        <text:list-item>
          <text:p text:style-name="P36">if needed by the learning context provided a learning map to be used by participants and teachers</text:p>
        </text:list-item>
      </text:list>
      <text:p text:style-name="First_20_paragraph">As such this research contends that as GDPs as potentially more productive and accessible pedagogical framework than that of computational thinking when making games.</text:p>
      <text:p text:style-name="Text_20_body">It is productive to ask: how can the use of GDPs as a framework be compared to that of computational thinking given CT’s is a dominance in this area?</text:p>
      <text:p text:style-name="Text_20_body">However this does not detract from the value of learners navigating different LOA in following their interests. Leading with GDPs as a framework appears to support this navigation, and at times in this research it is undertaken fluently and joyfully.</text:p>
      <text:p text:style-name="P32">Applicable beyond this domain / new contributions to research area</text:p>
      <text:p text:style-name="Text_20_body">While the search for intermediate design concepts is applicable in other domains, how can this research contribute to this area of research?</text:p>
      <text:list text:style-name="L30">
        <text:list-item>
          <text:p text:style-name="P37">a stronger focus on participants and facilitators in this area.</text:p>
        </text:list-item>
        <text:list-item>
          <text:p text:style-name="P37">which creates a larger scope of use of GDPs than that imagined by Eriksson et al. which incorporates more social / cultural uses</text:p>
        </text:list-item>
        <text:list-item>
          <text:p text:style-name="P37">a experimental process led by participants in curating the menu of patterns (within limits set by facilitators)</text:p>
        </text:list-item>
      </text:list>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text:p text:style-name="Text_20_body">ADDRESSING THE RECENT SOCIAL / CULTURAL DIRECTION OF CONSTRUCTIONISM</text:p>
      <text:p text:style-name="Text_20_body">Much subsequent research on the use of coding to develop both concrete and more abstract computational thinking skills, has neglected this social and perspectives [find source], instead focusing on a personal dimension of learning as a curricular skill to be absorbed and tested.</text:p>
      <text:p text:style-name="Text_20_body"><text:soft-page-break/>By way of contrast, this study is aligned with the development of the constructionist movement towards socio-cultural approaches to transcend individual personal conceptions of knowledge (exemplified by the problems associated with the UK computing curriculum)</text:p>
      <text:p text:style-name="Text_20_body">The issue transcends issues of efficacy of how to support the coding process to address the underlying goals of the activity. While I align with the articulation of Resnick of computational fluency, (reactions to) this line of research has focused on toolsets rather than pedagogies (in a way which also frustrates Resnick <text:reference-mark-start text:name="ZOTERO_ITEM CSL_CITATION {&quot;citationID&quot;:&quot;iwpqtuug&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CTdmISogsC"/>(Resnick, 2020)<text:reference-mark-end text:name="ZOTERO_ITEM CSL_CITATION {&quot;citationID&quot;:&quot;iwpqtuug&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CTdmISogsC"/>). These include physical computing, use of textiles [].</text:p>
      <text:p text:style-name="Text_20_body">The work of Resnick is convincing but lacks theoretical foundations as Papert’s ideas were before their time. It is of value to align them with more contemporary socio-cultural conceptions.</text:p>
      <text:p text:style-name="Text_20_body">Additionally while the work of Waite and Sentence begins to address sociocultural aspects <text:reference-mark-start text:name="ZOTERO_ITEM CSL_CITATION {&quot;citationID&quot;:&quot;qodpasnv&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8vIGDsuTER"/>(Sentance et al., 2019; Hwang et al., 2023)<text:reference-mark-end text:name="ZOTERO_ITEM CSL_CITATION {&quot;citationID&quot;:&quot;qodpasnv&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8vIGDsuTER"/>, this work integrates the aims of inclusion more closely within the project goals.</text:p>
      <text:p text:style-name="Text_20_body">A process explored in the following section.</text:p>
      <text:p text:style-name="Text_20_body">The final section of this chapter returns to a guiding question of pedagogies that can support the development of computational fluency and within that participant agency.</text:p>
      <text:p text:style-name="Text_20_body">THE FOLLOWING SECTION ADDRESSES THIS THROUGH THE LENS OF X</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31">
        <text:list-item>
          <text:p text:style-name="P38">recap on germ cell as common focus point for mediation (some designed or apporpirated)</text:p>
        </text:list-item>
        <text:list-item>
          <text:p text:style-name="P38">When novel forms of mediation present, gdps sometimes used - thus as double stimulation</text:p>
        </text:list-item>
        <text:list-item>
          <text:p text:style-name="P38">This is a transformation / expansion in 3GAT terms, recap as a resolution of tensions, and a manifestation of agency</text:p>
        </text:list-item>
        <text:list-item>
          <text:p text:style-name="P38">Give a summary of examples of transformational agency</text:p>
        </text:list-item>
        <text:list-item>
          <text:p text:style-name="P38">Briefly touch on the job of the learning designer within concept of F.I</text:p>
        </text:list-item>
        <text:list-item>
          <text:p text:style-name="P38">The dilemma here of transformational happening most for participants in P1, and you can design OUT transformational agency, hence sketchy pedagogies.</text:p>
        </text:list-item>
      </text:list>
      <text:p text:style-name="First_20_paragraph">A guiding principle of this section is that given the motivation (either primary or secondary) of participant empowerment in learning to program, and thus the value of designing and facilitating participant agency in the ongoing process, that it is profitable to articulate different types of agency.</text:p>
      <text:p text:style-name="Text_20_body">Chapter 5 exposed the tensions that developed in the activity systems and subsequent evolution the tools used include code authoring environment, supporting resources of printed and digital format.</text:p>
      <text:p text:style-name="Text_20_body">This section analyses these tensions and presents related finding using varied conceptions of agency aligned to the sociocultural theoretical framework of this study.</text:p>
      <text:h text:style-name="Heading_20_3" text:outline-level="3"><text:bookmark-start text:name="the-use-of-concepts-of-mediation-and-dual-stimulation-in-this-exploration-of-the-development-of-agency--"/>The use of concepts of mediation and dual stimulation in this exploration of the development of agency -<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citationID&quot;:&quot;kgkasovp&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MSCCpijcLw"/>(Matusov et al., 2016)<text:reference-mark-end text:name="ZOTERO_ITEM CSL_CITATION {&quot;citationID&quot;:&quot;kgkasovp&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MSCCpijcLw"/>. (See methodology chapter).</text:p>
      <text:p text:style-name="Text_20_body">To summarise similarities and distinctions between mediation and double stimulation <text:reference-mark-start text:name="ZOTERO_ITEM CSL_CITATION {&quot;citationID&quot;:&quot;ytmlwyyx&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PEIHgRsubm"/>(Isaac et al., 2022)<text:reference-mark-end text:name="ZOTERO_ITEM CSL_CITATION {&quot;citationID&quot;:&quot;ytmlwyyx&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PEIHgRsubm"/>, it is beyond an instrumental approach to provoke change in the enviroment.</text:p>
      <text:h text:style-name="Heading_20_3" text:outline-level="3"><text:bookmark-start text:name="summary-of-examples-of-transformational-agency-and-instrumental-agency"/><text:soft-page-break/>Summary of examples of transformational agency and instrumental agency<text:bookmark-end text:name="summary-of-examples-of-transformational-agency-and-instrumental-agency"/></text:h>
      <text:p text:style-name="First_20_paragraph">This takes a conservative view of TA, as something new to the learning design, not just new to teh learner. This is explored later, next section on relational agency.</text:p>
      <text:p text:style-name="Text_20_body"><text:span text:style-name="T1">Instrumental</text:span> Examples of mediation and instrumental agency are shown in varied forms in the use of GDPs aligned often with a personal appropriation.</text:p>
      <text:p text:style-name="Text_20_body">Straight forward indidual use of documentation by Tony and Susanna in V1 and V2.</text:p>
      <text:p text:style-name="P32">Transformational.</text:p>
      <text:p text:style-name="Text_20_body">In P1, (see Chapter 5 (check)) the initial use of GDPs as a planning tool, and as a vehicle for prototypical documentation.</text:p>
      <text:p text:style-name="Text_20_body">In Vig. Dave, the breaking out of the template to create a different genre.</text:p>
      <text:h text:style-name="Heading_20_3" text:outline-level="3"><text:bookmark-start text:name="designing-for-increased-instrumental-agency-and-then-for-ta"/>Designing for increased instrumental agency and then for TA?<text:bookmark-end text:name="designing-for-increased-instrumental-agency-and-then-for-ta"/></text:h>
      <text:p text:style-name="P3">Integrate research on engendering authorial and transformative agency <text:reference-mark-start text:name="ZOTERO_ITEM CSL_CITATION {&quot;citationID&quot;:&quot;lutxgtzi&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8UNproMXiR"/><text:span text:style-name="T7">(Engeström, 2006; Haapasaari et al., 2016; Sannino et al., 2016)</text:span><text:reference-mark-end text:name="ZOTERO_ITEM CSL_CITATION {&quot;citationID&quot;:&quot;lutxgtzi&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8UNproMXiR"/>.</text:p>
      <text:p text:style-name="Text_20_body">DOWN PLAY THIS - MOVE LATER. IT’S NOT IDEAL ANYWAY WITH MEDIATION - IT’S MORE THE NEXT SECTION.</text:p>
      <text:p text:style-name="Text_20_body">DROP THIS METAPHOR? The role of the designer in this metaphor is to structure the climber journey to the top.</text:p>
      <text:p text:style-name="Text_20_body">This my be done by - defining or reducing the use of specialised terminology or - signposting issues<text:line-break/></text:p>
      <text:h text:style-name="Heading_20_3" text:outline-level="3"><text:bookmark-start text:name="dilemma-tension-for-the-facilitator-how-sketchy-to-make-the-design"/>Dilemma / Tension for the facilitator, how sketchy to make the design?<text:bookmark-end text:name="dilemma-tension-for-the-facilitator-how-sketchy-to-make-the-design"/></text:h>
      <text:p text:style-name="First_20_paragraph">The dilemma here of transformational happening most for participants in P1, and you can design OUT transformational agency, hence sketchy pedagogies</text:p>
      <text:list text:style-name="L32">
        <text:list-item>
          <text:p text:style-name="P39">Shifting forms of agency</text:p>
        </text:list-item>
        <text:list-item>
          <text:p text:style-name="P39">Danger of the design being too complete, a concept of sketchy pedagogy</text:p>
        </text:list-item>
      </text:list>
      <text:p text:style-name="First_20_paragraph">From TA in P1 To relational in P2 Increased support for relational in P3</text:p>
      <text:h text:style-name="Heading_20_4" text:outline-level="4"><text:bookmark-start text:name="danger-of-designing-away-the-possibility-for-transformational-agency"/>Danger of designing away the possibility for transformational agency<text:bookmark-end text:name="danger-of-designing-away-the-possibility-for-transformational-agency"/></text:h>
      <text:p text:style-name="First_20_paragraph">One of my drivers in this research was to better understand my love of sketch, chaotic learning environments.</text:p>
      <text:p text:style-name="Text_20_body">The contrast of mediational based, instrumental agency of a more completed learning design and the more exploratory, experimental process of P1.</text:p>
      <text:p text:style-name="Text_20_body">There is a potential tension between instrumental agency and transformative agency. A design which minimises possible conflicts also reduces the potential for participants to solve them both individually and collective responses.</text:p>
      <text:p text:style-name="Text_20_body">As a learning designer, design decisions to reduce practical tensions, increase the instrumental agency of learners allowing them to experience a feeling of control over their creative process.</text:p>
      <text:p text:style-name="Text_20_body">Later participants have less opportunity for transformative agency in terms of how their input transforms the context and structure of the learning design.</text:p>
      <text:p text:style-name="Text_20_body">This invites a question: is nurturing transformative agency by creating space for emergent practices sustainable or desireable for ongoing iterations?</text:p>
      <text:p text:style-name="Text_20_body"><text:soft-page-break/>How much of the learning design can/should be transferred to other settings.</text:p>
      <text:p text:style-name="Text_20_body">In terms of desirability, as a personal refection while I love this aspect, but others can find it stressful. Different strokes.</text:p>
      <text:p text:style-name="Text_20_body">INTEGRATE SOME OF THIS INTO THE SECTIONS OR THE DISCUSSION ABOVE ON</text:p>
      <text:p text:style-name="Text_20_body">A possible</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And the danger of being too instrumental if the design is too complete.</text:p>
      <text:p text:style-name="Text_20_body">A danger that my interest and focus on messy / sketchy pedagogies would try to avoid. But which has wider implications in terms of inclusion and levels of stress for participants.</text:p>
      <text:p text:style-name="Text_20_body"><text:span text:style-name="T1">Shifting forms of agency.</text:span> How different forms of agency are developed and transform over iterations of this game making programme</text:p>
      <text:p text:style-name="Text_20_body">Initial blocks are solved by heroic transformative agency of parents, children and facilitator.</text:p>
      <text:p text:style-name="Text_20_body">Then patterns and tools become established in the community, and agency shifts to be less authorial and more instrumental and relational.</text:p>
      <text:h text:style-name="Heading_20_3" text:outline-level="3"><text:bookmark-start text:name="b---emergent-activities-in-emergent-cultural-context---tas-3rd-spaces-col-fok-idiocultures-etc."/>2b - Emergent activities in emergent cultural context - TAS, 3rd Spaces, Col, Fok, idiocultures etc.<text:bookmark-end text:name="b---emergent-activities-in-emergent-cultural-context---tas-3rd-spaces-col-fok-idiocultures-etc."/></text:h>
      <text:p text:style-name="First_20_paragraph">MERGE THIS PLAN WITH ABOVE - NOT 2A AND 2B.</text:p>
      <text:p text:style-name="Text_20_body">This need restructuring</text:p>
      <text:list xml:id="list507864240" text:style-name="L33">
        <text:list-item>
          <text:p text:style-name="P41">Intro Gutierrez - 3rd space and Fok + examples in this research, this view of agency has a greater focus on participant identity - and relational agency <text:reference-mark-start text:name="ZOTERO_ITEM CSL_CITATION {&quot;citationID&quot;:&quot;pwcjfqpr&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WnzbFPK9nN"/><text:span text:style-name="T7">(DiGiacomo and Gutiérrez, 2016)</text:span><text:reference-mark-end text:name="ZOTERO_ITEM CSL_CITATION {&quot;citationID&quot;:&quot;pwcjfqpr&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WnzbFPK9nN"/></text:p>
        </text:list-item>
        <text:list-item>
          <text:p text:style-name="P40">value of different Metaphors - types of spaces, habour, playground / sandbox - used for different reasons but all about ecological aspects</text:p>
        </text:list-item>
        <text:list-item>
          <text:p text:style-name="P40">Harbour, walled garden, restrictions and authenticity in tool use</text:p>
        </text:list-item>
        <text:list-item>
          <text:p text:style-name="P40">Examples in relation to the role of playtesting / playground to develop identity in a safe space, reduced stress, but with an important aspect of social interaction and norming</text:p>
        </text:list-item>
      </text:list>
      <text:h text:style-name="Heading_20_3" text:outline-level="3"><text:bookmark-start text:name="intro-to-this-section---space-place-related-conceptions-of-agency"/>Intro to this section - space / place related conceptions of agency<text:bookmark-end text:name="intro-to-this-section---space-place-related-conceptions-of-agency"/></text:h>
      <text:p text:style-name="First_20_paragraph">In the last section using TADS and mediation helps analyse findings in personal and guided participation aspects of Chapter 6. This section moves beyond TA to a wider more ecological interpretation of agency helpful in deeper analysis of the cultural plane of activity.</text:p>
      <text:p text:style-name="Text_20_body">POSSIBLY? This helps inform a distinction between FI and SDE, Whereas FI do x, SDE do y? &lt;- too much..</text:p>
      <text:p text:style-name="P47">In research which addresses transformative agency, Gutiérrez et al. <text:reference-mark-start text:name="ZOTERO_ITEM CSL_CITATION {&quot;citationID&quot;:&quot;uxyelmuq&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V3JkZbyKmj"/><text:span text:style-name="T7">(Gutiérrez et al., 2019)</text:span><text:reference-mark-end text:name="ZOTERO_ITEM CSL_CITATION {&quot;citationID&quot;:&quot;uxyelmuq&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V3JkZbyKmj"/> incorporate broader cultural factors including issues of participant identity and movement of practices between learning settings, in ways which are not generally explored in Change Labs approaches.</text:p>
      <text:p text:style-name="Text_20_body"><text:soft-page-break/>While this framings includes concepts already explored in sociocultural field including CoP, CoL, this section is structured around the previously described concepts of idiocultures [Cole], and repertoires of practice. Specifically positioning the idioculture of the game making program as a sum of emerging repertoires of practice of participants and practitioners.</text:p>
      <text:p text:style-name="Text_20_body">This section begins with a closer look at playtesting as a medium of development of practices, a mini third space</text:p>
      <text:h text:style-name="Heading_20_4" text:outline-level="4"><text:bookmark-start text:name="discussion-on-the-role-of-playtesting-in-particular-as-a-suitable-medium-third-space"/>Discussion on the role of playtesting in particular as a suitable medium (third space)<text:bookmark-end text:name="discussion-on-the-role-of-playtesting-in-particular-as-a-suitable-medium-third-space"/></text:h>
      <text:p text:style-name="First_20_paragraph">As explored in the literature review, playtesting is a process common to game making which corresponds to the evaluation phase of design thinking cycles and the process of user testing in HCI <text:reference-mark-start text:name="ZOTERO_ITEM CSL_CITATION {&quot;citationID&quot;:&quot;dwqsyehe&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wU21wQ42zK"/>(Fullerton, 2018)<text:reference-mark-end text:name="ZOTERO_ITEM CSL_CITATION {&quot;citationID&quot;:&quot;dwqsyehe&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wU21wQ42zK"/>.</text:p>
      <text:p text:style-name="Text_20_body">In this section, I recall data to describe some of the emerging playtesting behaviours of participants in relation to the introduced learning design.</text:p>
      <text:p text:style-name="Text_20_body">I propose that the evolving idioculture, playtesting in particular, has been crucial to the development of this design. The learning design sprang from emergent activities. Not only the cultural uses of GDPs, but other processes (DO i ACTUALLY HAVE ANY OF THESE IN EVIDENCE? )</text:p>
      <text:p text:style-name="Text_20_body">As such, the nature and process of this community evolution merits exploration.</text:p>
      <text:h text:style-name="Heading_20_4" text:outline-level="4"><text:bookmark-start text:name="further-observations-on-repertoires-playtesting-space-based-understandings"/>Further Observations on repertoires playtesting / space based understandings<text:bookmark-end text:name="further-observations-on-repertoires-playtesting-space-based-understandings"/></text:h>
      <text:p text:style-name="P2">More on Funds of Knowledge / repertoires and how they emerge in my research</text:p>
      <text:p text:style-name="Text_20_body">Other research by Gutierrez addresses the importance of FoK via the metaphor of movement between sites of activity, aligning with the concept of movement between activity systems in 3GAT [ENGESTROM FROM GUTIERREZ]</text:p>
      <text:p text:style-name="Text_20_body">The data of this study provides a supporting evidence and detail to this process in the development of a game making idioculture.</text:p>
      <text:p text:style-name="Text_20_body">This can be analysed in relation to existing, evolving understandings of FoK and repertoires as incorporation of different repertoires.</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p text:style-name="Text_20_body">While the data in the last chapter address aspects / elements of repertoires which incorporated GDPs not all of them directly relate. The follow example of playful playtesting is one not directly involving GDPs.</text:p>
      <text:p text:style-name="P32">Playful playtesting</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Some children added additional playful elements to playtesting. Some in particular brought a physicality to the process.</text:p>
      <text:p text:style-name="Text_20_body">See Appendix.playtestingtypes</text:p>
      <text:p text:style-name="Text_20_body">The process of play testing as a cultural process is explored in more depth now.</text:p>
      <text:h text:style-name="Heading_20_4" text:outline-level="4"><text:bookmark-start text:name="use-of-gdps-in-supporting-playtesting-including-player-types-and-side-missions"/><text:soft-page-break/>Use of GDPs in supporting Playtesting (including player types and side missions)<text:bookmark-end text:name="use-of-gdps-in-supporting-playtesting-including-player-types-and-side-missions"/></text:h>
      <text:p text:style-name="First_20_paragraph">One GDPs are identifies as a useful tactic of navigation and as a bridging strategy to wider repertoires, then this can inform process of supporting the development participants to assemble their own repertoires of practice in this new setting.</text:p>
      <text:p text:style-name="Text_20_body">In this design, as outlined in Chapter 5 and Appendix.drama I used a drama narrative, with side missions and the concept of player types to do this. This matches research of 5D and in particular that of Gutiérrez in conceptions of processes of inclusion.</text:p>
      <text:p text:style-name="Text_20_body"/>
      <text:p text:style-name="Text_20_body">If playtesting is an incubator for emerging socio cultural practices, can suitable affordances be added to encourage their growth?</text:p>
      <text:p text:style-name="P32">Maker Types and slide missions</text:p>
      <text:p text:style-name="Text_20_body">The use of GDPs in different ways and diverse ways between participants provoke an exploration of maker types, a reflection fed back into the design. (see Appendix .makertypes )</text:p>
      <text:p text:style-name="Text_20_body">The identification of maker types, and incorporation of those concepts into the design and faciliation</text:p>
      <text:h text:style-name="Heading_20_3" text:outline-level="3"><text:bookmark-start text:name="metaphors-of-harbours-and-playgrounds-as-a-way-to-explore-conceptions-of-relational-agency"/>Metaphors of harbours and playgrounds as a way to explore conceptions of (relational) agency<text:bookmark-end text:name="metaphors-of-harbours-and-playgrounds-as-a-way-to-explore-conceptions-of-relational-agency"/></text:h>
      <text:h text:style-name="Heading_20_4" text:outline-level="4"><text:bookmark-start text:name="utility-of-metaphors-of-space"/>Utility of metaphors of space<text:bookmark-end text:name="utility-of-metaphors-of-space"/></text:h>
      <text:p text:style-name="First_20_paragraph">The use of metaphor here has two functions. The first is to help deepen my analysis via a move to the abstract, to search for communicable generalisations. Secondly, given the non-traditional nature of this approach, and bearing in mind previous reflections on the difficulty of communicating approaches to practitioners (e.g Microworld by Kynigos), I draw on metaphors as a supporting tool. One in line with utopian methodology proposed by Cole and Gutierrez.</text:p>
      <text:p text:style-name="Text_20_body">In this case metaphors concerning learning spaces and movement between spaces are often found in existing research including: walled gardens, playgrounds, sandboxes, harbours. This section aims to draw from these metaphors relatable core principles which may help the impact of this research.</text:p>
      <text:h text:style-name="Heading_20_4" text:outline-level="4"><text:bookmark-start text:name="harbours---authentic-and-restrictive"/>Harbours - authentic and restrictive<text:bookmark-end text:name="harbours---authentic-and-restrictive"/></text:h>
      <text:p text:style-name="P2">Design as simplification</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text:p>
      <text:p text:style-name="Text_20_body">This strong alignment with authentic, professional practice may help learners transition to other forms of web coding projects, due to the similarity of as this element of practice. CH.5</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text:soft-page-break/>facilitate creative agency.</text:p>
      <text:p text:style-name="P32">The magic of working in authentic waters</text:p>
      <text:p text:style-name="Text_20_body">The intrigue of opening up previously mysterious areas and seeing or experimenting with what makes them tick is explored in Ch.2.</text:p>
      <text:p text:style-name="Text_20_body">The same principle applies here in early stages of the learning experience. The process of clicking remix to fix a broken, half baked game involves viewing and altering code in unfamiliar territory, even if the code template has been simplified it is still an authentic tool set, and thus motivational [FIND SOURCE]</text:p>
      <text:p text:style-name="P32">The same value of protection from a complex environment applies to accessing documentation.</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qxcpbkml&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5AtZ0nkJYJ"/>(Hagge, 2018)<text:reference-mark-end text:name="ZOTERO_ITEM CSL_CITATION {&quot;citationID&quot;:&quot;qxcpbkml&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5AtZ0nkJYJ"/>. Thus to make one addition to the metaphor this design is like a sea-harbour, tools like Scratch are like a swimming pool.</text:p>
      <text:p text:style-name="Text_20_body">This curated replication of authentic process of finding and incorporating code snippets into the starting template supported the development of skills used in professional coding communities.</text:p>
      <text:p text:style-name="P32">Another example</text:p>
      <text:p text:style-name="Text_20_body">Also participants can change the genre, See Toby and Dan in Vignette x.</text:p>
      <text:h text:style-name="Heading_20_4" text:outline-level="4"><text:bookmark-start text:name="playgrounds-sandboxes-and-play-spaces"/>Playgrounds, sandboxes and play spaces<text:bookmark-end text:name="playgrounds-sandboxes-and-play-spaces"/></text:h>
      <text:p text:style-name="First_20_paragraph">A similar metaphorical dimension of protection is present in metaphors of play spaces. The web-based environment which reduce the complexity of web development and provide community and immediate feedback are named code playgrounds.</text:p>
      <text:p text:style-name="Text_20_body">Additionally, the process of checking the performance of games is called play-testing.</text:p>
      <text:p text:style-name="Text_20_body">Additionally, there are the connotations of a playful, and therefore social space, and the presence of affordances suggesting a particular form of action. For example a roundabout, or climbing frame in a playground invites a certain kind of interaction.</text:p>
      <text:p text:style-name="Text_20_body">Thus in the design of this study</text:p>
      <text:list text:style-name="L34">
        <text:list-item>
          <text:p text:style-name="P42">template affordences,</text:p>
        </text:list-item>
        <text:list-item>
          <text:p text:style-name="P42">GDP menu as affordences</text:p>
        </text:list-item>
      </text:list>
      <text:p text:style-name="First_20_paragraph">Other affordances of the design would encourage greater authorial (and relational agency), for example those designed to build user’s sense of belonging in the game making community.</text:p>
      <text:p text:style-name="Text_20_body">In this research, similar metaphors have emerged in the pedagogical and technical process surrounding the concept of playgrounds and gardens. In the previous section the use of a curated set of design patterns can be thought of as play areas or equipemtn inviting interaction.</text:p>
      <text:p text:style-name="P32">Games and play spaces</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text:p>
      <text:p text:style-name="Text_20_body"><text:soft-page-break/>The concepts of affective space and magic circle as a way to encourage participants to improvise from a starting structure are of value to provide guidance to practitioners in the domain of informal digital design.</text:p>
      <text:p text:style-name="Text_20_body">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P32">Freedom to fail</text:p>
      <text:p text:style-name="Text_20_body">The sandbox metaphor is used extensively in web development to indicate a safety in terms of non-critical space to trial new code and make mistakes.</text:p>
      <text:p text:style-name="P32">Freedom to adapt play and games</text:p>
      <text:p text:style-name="Text_20_body">While the play space evokes protection, there is still space for wilder behaviors to emerge as play is responsive and adaptive. In this study playtesting spaces are important as a means to allow learners to evolve their own processes as a form of authorial and transformational agency, albeit within the suggested limitations.</text:p>
      <text:h text:style-name="Heading_20_3" text:outline-level="3"><text:bookmark-start text:name="a-complex-view-of-agency-and-repertoires-development-within-idiocultures-3rd-spaces"/>A complex view of agency and repertoires development within Idiocultures / 3rd spaces<text:bookmark-end text:name="a-complex-view-of-agency-and-repertoires-development-within-idiocultures-3rd-spaces"/></text:h>
      <text:p text:style-name="First_20_paragraph">In this section, instead of agency as a individualised property, agency is participation in a community.</text:p>
      <text:p text:style-name="Text_20_body">The conception of development of repertoires of practices is key to this interpretation.</text:p>
      <text:p text:style-name="Text_20_body">While development of relational agency is a part of the social and cultural aspects of repertoires development, this section moves beyond agency to explore issues of equity and diversity as concrete instances with the learning environment.</text:p>
      <text:p text:style-name="Text_20_body">As such, I draw on concrete examples in my research as a contribution to applied research in this promising field.</text:p>
      <text:h text:style-name="Heading_20_4" text:outline-level="4"><text:bookmark-start text:name="the-importance-of-identity-development-in-the-designs"/>The importance of identity development in the designs<text:bookmark-end text:name="the-importance-of-identity-development-in-the-designs"/></text:h>
      <text:p text:style-name="First_20_paragraph">The examples of the previous chapter, particularly in the cultural plane show the value and means of developing participant identities.</text:p>
      <text:p text:style-name="Text_20_body">This aligns with in 5D, Gutierrez, and extends the research in the area of non-formal exploration of tech by providing a guiding framework using design patterns.</text:p>
      <text:p text:style-name="Text_20_body">Example of alignment.</text:p>
      <text:p text:style-name="Text_20_body">Example of how extending with DPs as a framework could be fruitful, developing and synthesising last chapter arguments.</text:p>
      <text:h text:style-name="Heading_20_4" text:outline-level="4"><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WHAT IS THE KEY POINT HERE?</text:p>
      <text:p text:style-name="Text_20_body">The use of GDPs helped the goal of x in y ways. One element of the repertoires. Beyond that… social missions? The style of making, the type.</text:p>
      <text:p text:style-name="P47">Gutierrez and Stone <text:reference-mark-start text:name="ZOTERO_ITEM CSL_CITATION {&quot;citationID&quot;:&quot;zanfrsix&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k4ETETsr2F"/><text:span text:style-name="T7">(Stone and Gutiérrez, 2007)</text:span><text:reference-mark-end text:name="ZOTERO_ITEM CSL_CITATION {&quot;citationID&quot;:&quot;zanfrsix&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k4ETETsr2F"/> underline the importance of “opportunities to transform learner identities needed for zones of competency” as something that can and should be <text:soft-page-break/>designed into inclusive learning environments (focusing on goal development).</text:p>
      <text:p text:style-name="Text_20_body">Relational agency in developing expertise is shown in many of the vignettes.</text:p>
      <text:p text:style-name="Text_20_body">Edwards on relational agency via CHAT <text:reference-mark-start text:name="ZOTERO_ITEM CSL_CITATION {&quot;citationID&quot;:&quot;hvepbceg&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GMhOk6S7sL"/>(Edwards, 2009)<text:reference-mark-end text:name="ZOTERO_ITEM CSL_CITATION {&quot;citationID&quot;:&quot;hvepbceg&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GMhOk6S7sL"/></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ext:span text:style-name="T1">Recap on data on / exploration of maker types</text:span> Some approached objectives in a methodical manner, others socially and others embracing a playfully disruptive stance. Some decided to focus extensively on the creation and implementation of graphical assets and level desig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While the use of social missions is not novel,</text:p>
      <text:p text:style-name="Text_20_body">My contribution is that using GDPs as a framework helps this process.</text:p>
      <text:h text:style-name="Heading_20_3" text:outline-level="3"><text:bookmark-start text:name="discussion-on-what-are-we-really-designing-for-here"/>Discussion on what are we really designing for here?<text:bookmark-end text:name="discussion-on-what-are-we-really-designing-for-here"/></text:h>
      <text:p text:style-name="First_20_paragraph">Emerging section.</text:p>
      <text:h text:style-name="Heading_20_4" text:outline-level="4"><text:bookmark-start text:name="returning-to-transformational-agency-here-and-how-it-different-from-conceptions-of-developing-repertoires-of-practice"/>Returning to transformational agency here and how it different from conceptions of developing repertoires of practice<text:bookmark-end text:name="returning-to-transformational-agency-here-and-how-it-different-from-conceptions-of-developing-repertoires-of-practice"/></text:h>
      <text:p text:style-name="P2">How can we best conceive agency here?</text:p>
      <text:p text:style-name="Text_20_body">How structural and permanent does transformational agency needs to be before it becomes transformational compared to a more blended view of emerging repertoires of practice.</text:p>
      <text:p text:style-name="Text_20_body">Conceptions of AT are evolving including a 4th generation which responds to increasingly rapid and evolving situations. See https://www.tandfonline.com/doi/full/10.1080/10749039.2020.1806328#d1e455</text:p>
      <text:h text:style-name="Heading_20_5" text:outline-level="5"><text:bookmark-start text:name="examining-complexity-using-identity-formation-and-specialisation"/>Examining complexity using identity formation and specialisation<text:bookmark-end text:name="examining-complexity-using-identity-formation-and-specialisation"/></text:h>
      <text:p text:style-name="First_20_paragraph">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Text_20_body">Thus the specialisation becomes a kind of relational agency for the learning environment as a whole. It exists as a form of identity within an individuals repertoire and for others to draw on as an affordence of the learning system.</text:p>
      <text:h text:style-name="Heading_20_4" text:outline-level="4"><text:bookmark-start text:name="for-transformational-agency-fluidity-of-practice-of-participants-for-characteristics-of-an-emerging-inclusive-ideoculture"/><text:soft-page-break/>for Transformational agency, fluidity of practice of participants for characteristics of an emerging inclusive, ideoculture<text:bookmark-end text:name="for-transformational-agency-fluidity-of-practice-of-participants-for-characteristics-of-an-emerging-inclusive-ideoculture"/></text:h>
      <text:p text:style-name="First_20_paragraph">What is the end goal that I have been designing for?</text:p>
      <text:p text:style-name="Text_20_body">Am I designing for agency, varied forms of agency in individuals</text:p>
      <text:p text:style-name="Text_20_body">Or is that missing the point, is the overall environment what should be designed for?</text:p>
      <text:p text:style-name="Text_20_body">What is my contribution to research based on this questions. Are there different things I am suggesting?</text:p>
      <text:p text:style-name="Text_20_body">My end goal is a creative, emerging, inclusive ideoculture, and the use of GDPs here is one means to achieve it. NOT the only one.</text:p>
      <text:p text:style-name="P32">Is it Fluency?</text:p>
      <text:p text:style-name="Text_20_body">Is it jamming? A sense of flow?</text:p>
      <text:p text:style-name="Text_20_body">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Hence the next section. An attempt a synthesis.</text:p>
      <text:h text:style-name="Heading_20_2" text:outline-level="2"><text:bookmark-start text:name="part-three-synthesis-in-relation-to-issues-of-inclusive-pedagogy-udl-umc-moe-pbl."/>Part Three : Synthesis in relation to Issues of inclusive pedagogy UDL, UMC, MOE, PBL.<text:bookmark-end text:name="part-three-synthesis-in-relation-to-issues-of-inclusive-pedagogy-udl-umc-moe-pbl."/></text:h>
      <text:list text:style-name="L35">
        <text:list-item>
          <text:p text:style-name="P43">Synthesis of characteristics; step based / template, Germ cell GDPs, playtesting as medium for develoment of idioculture,</text:p>
        </text:list-item>
        <text:list-item>
          <text:p text:style-name="P43">Final analysis with UMC, UDL, MOE - bring complexity here - perhaps bring the metaphors here instead.</text:p>
        </text:list-item>
        <text:list-item>
          <text:p text:style-name="P43">Celebrate the process of bricolage in this research.</text:p>
        </text:list-item>
      </text:list>
      <text:p text:style-name="First_20_paragraph">TO INTEGRATE?</text:p>
      <text:p text:style-name="Text_20_body">The role of the emerging culture and identity of the idioculture is developed in this chapter in the following ways:</text:p>
      <text:list text:style-name="L36">
        <text:list-item>
          <text:p text:style-name="P44">the impact / if any of the social missions and player types to help the development of learner identities.</text:p>
        </text:list-item>
        <text:list-item>
          <text:p text:style-name="P44">the emergence and nurturing of flexible and complex design behaviours (beyond player types)</text:p>
        </text:list-item>
      </text:list>
      <text:h text:style-name="Heading_20_3" text:outline-level="3"><text:bookmark-start text:name="the-interaction-of-flexible-deign-practices-the-collection-of-game-design-patterns-stepwise-scaffolding-of-learning-environments-and-new-understandings-of-agency."/>The interaction of flexible deign practices, the collection of Game Design Patterns, stepwise scaffolding of learning environments and new understandings of agency.<text:bookmark-end text:name="the-interaction-of-flexible-deign-practices-the-collection-of-game-design-patterns-stepwise-scaffolding-of-learning-environments-and-new-understandings-of-agency."/></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text:soft-page-break/>Finally it links the the outputs with the research process in terms of the impact of DBR and formative intervention approaches.</text:p>
      <text:h text:style-name="Heading_20_4" text:outline-level="4"><text:bookmark-start text:name="summary-of-observations-contributions-of-novel-aspect-of-the-learning-design-perhaps-merge-with-below"/>Summary of observations contributions of novel aspect of the learning design (PERHAPS MERGE WITH BELOW)<text:bookmark-end text:name="summary-of-observations-contributions-of-novel-aspect-of-the-learning-design-perhaps-merge-with-below"/></text:h>
      <text:p text:style-name="First_20_paragraph">While the base structuring of the starting template drew on concepts of UMC and half-baked game design, the use of a menu of GDPs to scaffold the modify and create stage is a novel approach.</text:p>
      <text:p text:style-name="Text_20_body">The potential of this innovation is significant in scope. Firstly, the surfacing of GDPs as a germ cell concept, facilitated the developmetn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his alignment with a rhizomatic approach within a structure has been explored in this thesis using a metaphor of a harbour in terms of the conceptualisation of the design from a facilitator / designers point of view. The habour walls represent the restrictive decisions in terms of the genre of end product, and simplifications in code structures participants must understand or create to make progress.</text:p>
      <text:p text:style-name="Text_20_body">From a participants’ perspective I liken their experience to the process of jamming an informal musical practice.</text:p>
      <text:p text:style-name="Text_20_body">While The value of playtesting as a practice is surfaced either explicitly in professional game making</text:p>
      <text:p text:style-name="Text_20_body">Other sections of this research The use of social missions to support the variety of development.</text:p>
      <text:h text:style-name="Heading_20_4" text:outline-level="4"><text:bookmark-start text:name="synthesis-of-characteristics-and-analysis-in-relation-to-what-they-contribute-to-existing-frameworks"/>Synthesis of Characteristics and Analysis in relation to what they contribute to existing frameworks<text:bookmark-end text:name="synthesis-of-characteristics-and-analysis-in-relation-to-what-they-contribute-to-existing-frameworks"/></text:h>
      <text:list text:style-name="L37">
        <text:list-item>
          <text:p text:style-name="P45">The role of authenticity and the impact on agency</text:p>
        </text:list-item>
      </text:list>
      <text:p text:style-name="First_20_paragraph">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38">
        <text:list-item>
          <text:p text:style-name="P46">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3" text:outline-level="3"><text:bookmark-start text:name="addressing-the-nature-of-my-contribution-to-research-landscape"/>Addressing the nature of my contribution to research landscape<text:bookmark-end text:name="addressing-the-nature-of-my-contribution-to-research-landscape"/></text:h>
      <text:p text:style-name="First_20_paragraph">The section above outlined contributions to the research landscape intersecting with the development of the learning design of the study.</text:p>
      <text:p text:style-name="Text_20_body">A critique could be leveled against this contribution that the alignment with existing pedagogical frameworks suggests a more minimal contribution: representing a kind of <text:span text:style-name="T2">tinkering around the edges</text:span> of existing work.</text:p>
      <text:p text:style-name="Text_20_body">While I hope the framing of the previous section of the novel positioning of those concepts within new context addresses this concern, the challenging of such an interpretation is also an important motivational concern of this work.</text:p>
      <text:p text:style-name="Text_20_body"><text:soft-page-break/>In line with a tradition of other researchers, this work celebrates the creative value of a bricolage approach [], or in other words a “re-mediatation” of the existing forms of pedagogies.</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P47"><text:span text:style-name="T2">This shift from </text:span>“<text:span text:style-name="T2">fixing</text:span>”<text:span text:style-name="T2">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citationID&quot;:&quot;epmvynps&quot;,&quot;properties&quot;:{&quot;formattedCitation&quot;:&quot;(Guti\\uc0\\u233{}rrez et al., 2009)&quot;,&quot;plainCitation&quot;:&quot;(Gutiérrez et al.,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uffix&quot;:&quot;&quot;}],&quot;schema&quot;:&quot;https://github.com/citation-style-language/schema/raw/master/csl-citation.json&quot;} RND1khMEVvigt"/><text:span text:style-name="T5">(Guti</text:span><text:span text:style-name="T6">érrez et al., 2009)</text:span><text:reference-mark-end text:name="ZOTERO_ITEM CSL_CITATION {&quot;citationID&quot;:&quot;epmvynps&quot;,&quot;properties&quot;:{&quot;formattedCitation&quot;:&quot;(Guti\\uc0\\u233{}rrez et al., 2009)&quot;,&quot;plainCitation&quot;:&quot;(Gutiérrez et al.,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uffix&quot;:&quot;&quot;}],&quot;schema&quot;:&quot;https://github.com/citation-style-language/schema/raw/master/csl-citation.json&quot;} RND1khMEVvigt"/><text:span text:style-name="T2"> in (</text:span><text:span text:style-name="T3">gutierrezpossibilities2015-1?</text:span><text:span text:style-name="T2">)</text:span></text:p>
      <text:p text:style-name="Text_20_body">However it is of value to explore how transferrable these findings are to other contexts of learning, and other genres of digital making, or beyond to other project based approaches.</text:p>
      <text:h text:style-name="Heading_20_4" text:outline-level="4"><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P2">How broadly can the principles be applied?</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p text:style-name="P32">Complexity of the findings and emerging pedagogy</text:p>
      <text:p text:style-name="Text_20_body">Beyond practical aspects of dissemination, a further challenge associated with the overall goal of bringing a complex, flexible, learner-driven pedagogy to bear, is addressed by Kynigos , in articulating the limitation of updake of ideas surrounding Microworlds.</text:p>
      <text:p text:style-name="Text_20_body">There are a lot of moving parts in the final pedagogy and while I have put in work to address foundational aspects using relatable metaphors, the target audience in terms of coding enviroment designers, represents challenges in terms of complexity.</text:p>
      <text:p text:style-name="Text_20_body">I do brand it , and provide useful contributions in concrete instances of work</text:p>
      <text:h text:style-name="Heading_20_4" text:outline-level="4"><text:bookmark-start text:name="playground-sandbox"/>Playground / Sandbox<text:bookmark-end text:name="playground-sandbox"/></text:h>
      <text:h text:style-name="Heading_20_2" text:outline-level="2"><text:bookmark-start text:name="conclusion"/>Conclusion<text:bookmark-end text:name="conclusion"/></text:h>
      <text:p text:style-name="P2">Wrapping up in narrative?</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ext:soft-page-break/>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text:soft-page-break/>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tgravwpi&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7SN7N1WB5I"/>(Rogoff, 2003)<text:reference-mark-end text:name="ZOTERO_ITEM CSL_CITATION {&quot;citationID&quot;:&quot;tgravwpi&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7SN7N1WB5I"/>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ext:soft-page-break/>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3" text:outline-level="3"><text:bookmark-start text:name="affordances-as-points-on-a-climbing-wall-to-support-understandings-of-instrumental-agency---move"/>Affordances as points on a climbing wall to support understandings of instrumental agency - MOVE<text:bookmark-end text:name="affordances-as-points-on-a-climbing-wall-to-support-understandings-of-instrumental-agency---move"/></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vytijbaa&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20EnHJWbEF"/>(Matusov et al., 2016:433)<text:reference-mark-end text:name="ZOTERO_ITEM CSL_CITATION {&quot;citationID&quot;:&quot;vytijbaa&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20EnHJWbEF"/>. But may remove authorial or relational agency.</text:p>
      <text:p text:style-name="Text_20_body">As an example take the tensions surrounding authenticity of coding web development language, coding environment and documentation. my choice of curated collection of docs prevented friction and potential confusion if using real developer documents.</text:p>
      <text:p text:style-name="Text_20_body">In this design, participants aim for affordances as visible points.</text:p>
      <text:p text:style-name="Text_20_body">In the design above such points include: regular play-testing; the use of documentation; and highlighted variables and level structure in the quick start stage.</text:p>
      <text:p text:style-name="Text_20_body">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p text:style-name="Text_20_body">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p text:style-name="Text_20_body">LINK TO EXISTING WORK ON AFFORDENCES FROM SOCIAL CULTURAL PERSPECTIVE. LINK TO AT theory NARDI ON AFFORDENCES AND TECH FOR EXAMPLE AND ROUND UP THE CONSTRUCTIONIST UNDERSTANDING OF AFFORDANCES AND BLACK BOXING</text:p>
      <text:h text:style-name="Heading_20_3" text:outline-level="3"><text:bookmark-start text:name="exploring-transformative-agency-using-the-metaphor-of-kedging-anchors"/>Exploring transformative agency using the metaphor of Kedging anchors<text:bookmark-end text:name="exploring-transformative-agency-using-the-metaphor-of-kedging-anchors"/></text:h>
      <text:p text:style-name="First_20_paragraph">As outlined in chapter 3, Sannino explains TADS using a metaphor of a using a kedging anchors.</text:p>
      <text:p text:style-name="Text_20_body">The following section integrates affordance theory into a metaphor to encompass concerns of a <text:soft-page-break/>more structured learning design.</text:p>
      <text:h text:style-name="Heading_20_5" text:outline-level="5"><text:bookmark-start text:name="linking-to-anchors-to-affordences"/>LINKING TO ANCHORS TO AFFORDENCES<text:bookmark-end text:name="linking-to-anchors-to-affordences"/></text:h>
      <text:p text:style-name="First_20_paragraph">Thus affordances in the learning design can be viewed in this frame as a catching point for these anchors <text:reference-mark-start text:name="ZOTERO_ITEM CSL_CITATION {&quot;citationID&quot;:&quot;bcgspczw&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pwJmUPR0tr"/>(Hopwood, 2022)<text:reference-mark-end text:name="ZOTERO_ITEM CSL_CITATION {&quot;citationID&quot;:&quot;bcgspczw&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pwJmUPR0tr"/>. An effective learning environment provides a sea bed with many rocks (affordances) for warping anchors (volitional acts of participant agency to transform learning) <text:reference-mark-start text:name="ZOTERO_ITEM CSL_CITATION {&quot;citationID&quot;:&quot;uychgvct&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LKdk5bso2c"/>(Aagaard et al., 2022)<text:reference-mark-end text:name="ZOTERO_ITEM CSL_CITATION {&quot;citationID&quot;:&quot;uychgvct&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LKdk5bso2c"/>. 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text:span text:style-name="T1">An example of mini TADS - use of secondary resources</text:span>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lripdcjd&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1I0WKLmZAR"/>(Pogue, 2017)<text:reference-mark-end text:name="ZOTERO_ITEM CSL_CITATION {&quot;citationID&quot;:&quot;lripdcjd&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1I0WKLmZAR"/>.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3-05T11:23:20Z</meta:creation-date>
    <dc:date>2025-03-05T11:24:39.009450089</dc:date>
    <meta:editing-duration>PT1M7S</meta:editing-duration>
    <meta:editing-cycles>1</meta:editing-cycles>
    <meta:document-statistic meta:table-count="1" meta:image-count="0" meta:object-count="0" meta:page-count="26" meta:paragraph-count="506" meta:word-count="11885" meta:character-count="75894" meta:non-whitespace-character-count="64614"/>
    <meta:user-defined meta:name="ZOTERO_PREF_1">&lt;data data-version="3" zotero-version="7.0.13"&gt;&lt;session id="XpTOty07"/&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